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2.8465in"/>
    </style:style>
    <style:style style:name="Table1.B" style:family="table-column">
      <style:table-column-properties style:column-width="1.0979in"/>
    </style:style>
    <style:style style:name="Table1.C" style:family="table-column">
      <style:table-column-properties style:column-width="0.975in"/>
    </style:style>
    <style:style style:name="Table1.D" style:family="table-column">
      <style:table-column-properties style:column-width="0.85in"/>
    </style:style>
    <style:style style:name="Table1.E" style:family="table-column">
      <style:table-column-properties style:column-width="1.380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9"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009in" fo:margin-left="-0.075in" fo:margin-top="0in" fo:margin-bottom="0in" table:align="left" style:writing-mode="lr-tb"/>
    </style:style>
    <style:style style:name="Table2.A" style:family="table-column">
      <style:table-column-properties style:column-width="1.2035in"/>
    </style:style>
    <style:style style:name="Table2.B" style:family="table-column">
      <style:table-column-properties style:column-width="1.804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5"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2889in" fo:margin-left="-0.075in" fo:margin-top="0in" fo:margin-bottom="0in" table:align="left" style:writing-mode="lr-tb"/>
    </style:style>
    <style:style style:name="Table3.A" style:family="table-column">
      <style:table-column-properties style:column-width="1.8132in"/>
    </style:style>
    <style:style style:name="Table3.B" style:family="table-column">
      <style:table-column-properties style:column-width="0.8368in"/>
    </style:style>
    <style:style style:name="Table3.C" style:family="table-column">
      <style:table-column-properties style:column-width="0.7285in"/>
    </style:style>
    <style:style style:name="Table3.D" style:family="table-column">
      <style:table-column-properties style:column-width="0.7139in"/>
    </style:style>
    <style:style style:name="Table3.E" style:family="table-column">
      <style:table-column-properties style:column-width="1.196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4"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009in" fo:margin-left="-0.075in" fo:margin-top="0in" fo:margin-bottom="0in" table:align="left" style:writing-mode="lr-tb"/>
    </style:style>
    <style:style style:name="Table4.A" style:family="table-column">
      <style:table-column-properties style:column-width="1.2035in"/>
    </style:style>
    <style:style style:name="Table4.B" style:family="table-column">
      <style:table-column-properties style:column-width="1.804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5"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1.8125in" fo:margin-left="-0.075in" fo:margin-top="0in" fo:margin-bottom="0in" table:align="left" style:writing-mode="lr-tb"/>
    </style:style>
    <style:style style:name="Table5.A" style:family="table-column">
      <style:table-column-properties style:column-width="0.8285in"/>
    </style:style>
    <style:style style:name="Table5.B" style:family="table-column">
      <style:table-column-properties style:column-width="0.983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5"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3.009in" fo:margin-left="-0.075in" fo:margin-top="0in" fo:margin-bottom="0in" table:align="left" style:writing-mode="lr-tb"/>
    </style:style>
    <style:style style:name="Table6.A" style:family="table-column">
      <style:table-column-properties style:column-width="1.2035in"/>
    </style:style>
    <style:style style:name="Table6.B" style:family="table-column">
      <style:table-column-properties style:column-width="1.804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5"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5014in" fo:margin-left="-0.075in" fo:margin-top="0in" fo:margin-bottom="0in" table:align="left" style:writing-mode="lr-tb"/>
    </style:style>
    <style:style style:name="Table7.A" style:family="table-column">
      <style:table-column-properties style:column-width="1.3681in"/>
    </style:style>
    <style:style style:name="Table7.B" style:family="table-column">
      <style:table-column-properties style:column-width="2.132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5"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2.5917in" fo:margin-left="-0.075in" fo:margin-top="0in" fo:margin-bottom="0in" table:align="left" style:writing-mode="lr-tb"/>
    </style:style>
    <style:style style:name="Table8.A" style:family="table-column">
      <style:table-column-properties style:column-width="0.7597in"/>
    </style:style>
    <style:style style:name="Table8.B" style:family="table-column">
      <style:table-column-properties style:column-width="1.831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use-window-font-color="true" style:font-name="Times New Roman"/>
    </style:style>
    <style:style style:name="P4"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5" style:family="paragraph" style:parent-style-name="Standard">
      <style:paragraph-properties fo:margin-left="0in" fo:margin-right="0in" fo:text-indent="0in" style:auto-text-indent="false">
        <style:tab-stops/>
      </style:paragraph-properties>
      <style:text-properties style:use-window-font-color="true" style:font-name="Times New Roman" fo:font-size="9pt" fo:font-weight="bold" style:font-size-asian="9pt" style:font-weight-asian="bold"/>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Text_20_body">
      <style:paragraph-properties fo:margin-left="0in" fo:margin-right="0in" fo:text-indent="0in" style:auto-text-indent="false">
        <style:tab-stops/>
      </style:paragraph-properties>
    </style:style>
    <style:style style:name="P10" style:family="paragraph" style:parent-style-name="Heading_20_2">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weight="bold" style:font-size-asian="10pt" style:font-weight-asian="bold"/>
    </style:style>
    <style:style style:name="T8" style:family="text">
      <style:text-properties style:use-window-font-color="true" style:font-name="Times New Roman" fo:font-size="10pt" fo:font-style="italic" style:font-size-asian="10pt" style:font-style-asian="italic"/>
    </style:style>
    <style:style style:name="T9" style:family="text">
      <style:text-properties style:use-window-font-color="true" style:text-position="super 58%" style:font-name="Times New Roman" fo:font-size="10pt" fo:font-weight="bold" style:font-size-asian="10pt" style:font-weight-asian="bold"/>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2"><text:span text:style-name="T4">SPELLS (D-E)</text:span></text:p>
      <text:p text:style-name="P3"/>
      <text:p text:style-name="P2"><text:span text:style-name="T5">Dancing Lights</text:span></text:p>
      <text:p text:style-name="P2"><text:span text:style-name="T6">Evocation [Light]</text:span></text:p>
      <text:p text:style-name="P2"><text:span text:style-name="T7">Level:</text:span><text:span text:style-name="T6"> Brd 0, Sor/Wiz 0</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Effect:</text:span><text:span text:style-name="T6"> Up to four lights, all within a 10- ft.-radius area</text:span></text:p>
      <text:p text:style-name="P2"><text:span text:style-name="T7">Duration:</text:span><text:span text:style-name="T6"> 1 minute (D)</text:span></text:p>
      <text:p text:style-name="P2"><text:span text:style-name="T7">Saving Throw:</text:span><text:span text:style-name="T6"> None</text:span></text:p>
      <text:p text:style-name="P2"><text:span text:style-name="T7">Spell Resistance:</text:span><text:span text:style-name="T6"> No</text:span></text:p>
      <text:p text:style-name="P2"><text:span text:style-name="T6">Depending on the version selected, you create up to four lights that resemble lanterns or torches (and cast that amount of light), or up to four glowing spheres of light (which look like will-o’-wisps), or one faintly glowing, vaguely humanoid shape. The </text:span><text:span text:style-name="T8">dancing lights </text:span><text:span text:style-name="T6">must stay within a 10-foot-radius area in relation to each other but otherwise move as you desire (no concentration required): forward or back, up or down, straight or turning corners, or the like. The lights can move up to 100 feet per round. A light winks out if the distance between you and it exceeds the spell’s range.</text:span></text:p>
      <text:p text:style-name="P2"><text:span text:style-name="T8">Dancing lights </text:span><text:span text:style-name="T6">can be made permanent with a </text:span><text:span text:style-name="T8">permanency </text:span><text:span text:style-name="T6">spell.</text:span></text:p>
      <text:p text:style-name="P4"/>
      <text:p text:style-name="P2"><text:span text:style-name="T5">Darkness</text:span></text:p>
      <text:p text:style-name="P2"><text:span text:style-name="T6">Evocation [Darkness]</text:span></text:p>
      <text:p text:style-name="P2"><text:span text:style-name="T7">Level:</text:span><text:span text:style-name="T6"> Brd 2, Clr 2, Sor/Wiz 2</text:span></text:p>
      <text:p text:style-name="P2"><text:span text:style-name="T7">Components:</text:span><text:span text:style-name="T6"> V, M/DF</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Object touched</text:span></text:p>
      <text:p text:style-name="P2"><text:soft-page-break/><text:span text:style-name="T7">Duration:</text:span><text:span text:style-name="T6"> 10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This spell causes an object to radiate shadowy illumination out to a 20-foot radius. All creatures in the area gain concealment (20% miss chance). Even creatures that can normally see in such conditions (such as with darkvision or low-light vision) have the miss chance in an area shrouded in magical </text:span><text:span text:style-name="T8">darkness</text:span><text:span text:style-name="T6">.</text:span></text:p>
      <text:p text:style-name="P2"><text:span text:style-name="T6">Normal lights (torches, candles, lanterns, and so forth) are incapable of brightening the area, as are light spells of lower level. Higher level light spells are not affected by </text:span><text:span text:style-name="T8">darkness.</text:span></text:p>
      <text:p text:style-name="P2"><text:span text:style-name="T6">If </text:span><text:span text:style-name="T8">darkness </text:span><text:span text:style-name="T6">is cast on a small object that is then placed inside or under a lightproof covering, the spell’s effect is blocked until the covering is removed.</text:span></text:p>
      <text:p text:style-name="P2"><text:span text:style-name="T8">Darkness </text:span><text:span text:style-name="T6">counters or dispels any light spell of equal or lower spell level.</text:span></text:p>
      <text:p text:style-name="P2"><text:span text:style-name="T8">Arcane Material Component: </text:span><text:span text:style-name="T6">A bit of bat fur and either a drop of pitch or a piece of coal.</text:span></text:p>
      <text:p text:style-name="P4"/>
      <text:p text:style-name="P2"><text:span text:style-name="T5">Darkvision</text:span></text:p>
      <text:p text:style-name="P2"><text:span text:style-name="T6">Transmutation</text:span></text:p>
      <text:p text:style-name="P2"><text:span text:style-name="T7">Level:</text:span><text:span text:style-name="T6"> Rgr 3, Sor/Wiz 2</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1 hour/level</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6">The subject gains the ability to see 60 feet even in total darkness. Darkvision is black and white only but otherwise like normal sight. </text:span><text:span text:style-name="T8">Darkvision </text:span><text:span text:style-name="T6">does not grant one the ability to see in magical darkness.</text:span></text:p>
      <text:p text:style-name="P2"><text:span text:style-name="T8">Darkvision </text:span><text:span text:style-name="T6">can be made permanent with a </text:span><text:span text:style-name="T8">permanency </text:span><text:span text:style-name="T6">spell.</text:span></text:p>
      <text:p text:style-name="P2"><text:span text:style-name="T8">Material Component: </text:span><text:span text:style-name="T6">Either a pinch of dried carrot or an agate.</text:span></text:p>
      <text:p text:style-name="P4"/>
      <text:p text:style-name="P2"><text:span text:style-name="T5">Daylight</text:span></text:p>
      <text:p text:style-name="P2"><text:soft-page-break/><text:span text:style-name="T6">Evocation [Light]</text:span></text:p>
      <text:p text:style-name="P2"><text:span text:style-name="T7">Level:</text:span><text:span text:style-name="T6"> Brd 3, Clr 3, Drd 3, Pal 3, Sor/Wiz 3</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Object touched</text:span></text:p>
      <text:p text:style-name="P2"><text:span text:style-name="T7">Duration:</text:span><text:span text:style-name="T6"> 10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The object touched sheds light as bright as full daylight in a 60-foot radius, and dim light for an additional 60 feet beyond that. Creatures that take penalties in bright light also take them while within the radius of this magical light. Despite its name, this spell is not the equivalent of daylight for the purposes of creatures that are damaged or destroyed by bright light.</text:span></text:p>
      <text:p text:style-name="P2"><text:span text:style-name="T6">If </text:span><text:span text:style-name="T8">daylight </text:span><text:span text:style-name="T6">is cast on a small object that is then placed inside or under a light- proof covering, the spell’s effects are blocked until the covering is removed.</text:span></text:p>
      <text:p text:style-name="P2"><text:span text:style-name="T8">Daylight </text:span><text:span text:style-name="T6">brought into an area of magical darkness (or vice versa) is temporarily negated, so that the otherwise prevailing light conditions exist in the overlapping areas of effect.</text:span></text:p>
      <text:p text:style-name="P2"><text:span text:style-name="T8">Daylight </text:span><text:span text:style-name="T6">counters or dispels any darkness spell of equal or lower level, such as </text:span><text:span text:style-name="T8">darkness.</text:span></text:p>
      <text:p text:style-name="P4"/>
      <text:p text:style-name="P2"><text:span text:style-name="T5">Daze</text:span></text:p>
      <text:p text:style-name="P2"><text:span text:style-name="T6">Enchantment (Compulsion) [Mind-Affecting]</text:span></text:p>
      <text:p text:style-name="P2"><text:span text:style-name="T7">Level:</text:span><text:span text:style-name="T6"> Brd 0, Sor/Wiz 0</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text:span><text:span text:style-name="T6"> One humanoid creature of 4 HD or less</text:span></text:p>
      <text:p text:style-name="P2"><text:span text:style-name="T7">Duration:</text:span><text:span text:style-name="T6"> 1 round</text:span></text:p>
      <text:p text:style-name="P2"><text:span text:style-name="T7">Saving Throw: </text:span><text:span text:style-name="T6">Will negates</text:span></text:p>
      <text:p text:style-name="P2"><text:span text:style-name="T7">Spell Resistance:</text:span><text:span text:style-name="T6"> Yes</text:span></text:p>
      <text:p text:style-name="P2"><text:soft-page-break/><text:span text:style-name="T6">This enchantment clouds the mind of a humanoid creature with 4 or fewer Hit Dice so that it takes no actions. Humanoids of 5 or more HD are not affected. A dazed subject is not stunned, so attackers get no special advantage against it.</text:span></text:p>
      <text:p text:style-name="P2"><text:span text:style-name="T8">Material Component: </text:span><text:span text:style-name="T6">A pinch of wool or similar substance.</text:span></text:p>
      <text:p text:style-name="P4"/>
      <text:p text:style-name="P2"><text:span text:style-name="T5">Daze Monster</text:span></text:p>
      <text:p text:style-name="P2"><text:span text:style-name="T6">Enchantment (Compulsion) [Mind-Affecting]</text:span></text:p>
      <text:p text:style-name="P2"><text:span text:style-name="T7">Level:</text:span><text:span text:style-name="T6"> Brd 2, Sor/Wiz 2</text:span></text:p>
      <text:p text:style-name="P2"><text:span text:style-name="T7">Range: </text:span><text:span text:style-name="T6">Medium (100 ft. + 10 ft./level)</text:span></text:p>
      <text:p text:style-name="P2"><text:span text:style-name="T7">Target: </text:span><text:span text:style-name="T6">One living creature of 6 HD or less</text:span></text:p>
      <text:p text:style-name="P2"><text:span text:style-name="T6">This spell functions like </text:span><text:span text:style-name="T8">daze, </text:span><text:span text:style-name="T6">but </text:span><text:span text:style-name="T8">daze monster </text:span><text:span text:style-name="T6">can affect any one living creature of any type. Creatures of 7 or more HD are not affected.</text:span></text:p>
      <text:p text:style-name="P4"/>
      <text:p text:style-name="P2"><text:span text:style-name="T5">Death Knell</text:span></text:p>
      <text:p text:style-name="P2"><text:span text:style-name="T6">Necromancy [Death, Evil]</text:span></text:p>
      <text:p text:style-name="P2"><text:span text:style-name="T7">Level:</text:span><text:span text:style-name="T6"> Clr 2, Death 2</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Living creature touched</text:span></text:p>
      <text:p text:style-name="P2"><text:span text:style-name="T7">Duration:</text:span><text:span text:style-name="T6"> Instantaneous/10 minutes per HD of subject; see text</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You draw forth the ebbing life force of a creature and use it to fuel your own power. Upon casting this spell, you touch a living creature that has –1 or fewer hit points. If the subject fails its saving throw, it dies, and you gain 1d8 temporary hit points and a +2 bonus to Strength. Additionally, your effective caster level goes up by +1, improving spell effects dependent on caster level. (This increase in effective caster level does not grant you access to more spells.) These effects last for 10 minutes per HD of the subject creature.</text:span></text:p>
      <text:p text:style-name="P4"/>
      <text:p text:style-name="P2"><text:span text:style-name="T5">Death Ward</text:span></text:p>
      <text:p text:style-name="P2"><text:span text:style-name="T6">Necromancy</text:span></text:p>
      <text:p text:style-name="P2"><text:soft-page-break/><text:span text:style-name="T7">Level:</text:span><text:span text:style-name="T6"> Clr 4, Death 4, Drd 5, Pal 4</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Living creature touched</text:span></text:p>
      <text:p text:style-name="P2"><text:span text:style-name="T7">Duration:</text:span><text:span text:style-name="T6"> 1 min./level</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6">The subject is immune to all death spells, magical death effects, energy drain, and any negative energy effects.</text:span></text:p>
      <text:p text:style-name="P2"><text:span text:style-name="T6">This spell doesn’t remove negative levels that the subject has already gained, nor does it affect the saving throw necessary 24 hours after gaining a negative level.</text:span></text:p>
      <text:p text:style-name="P2"><text:span text:style-name="T8">Death ward </text:span><text:span text:style-name="T6">does not protect against other sorts of attacks even if those attacks might be lethal.</text:span></text:p>
      <text:p text:style-name="P4"/>
      <text:p text:style-name="P2"><text:span text:style-name="T5">Deathwatch</text:span></text:p>
      <text:p text:style-name="P2"><text:span text:style-name="T6">Necromancy [Evil]</text:span></text:p>
      <text:p text:style-name="P2"><text:span text:style-name="T7">Level:</text:span><text:span text:style-name="T6"> Clr 1</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30 ft.</text:span></text:p>
      <text:p text:style-name="P2"><text:span text:style-name="T7">Area:</text:span><text:span text:style-name="T6"> Cone-shaped emanation</text:span></text:p>
      <text:p text:style-name="P2"><text:span text:style-name="T7">Duration:</text:span><text:span text:style-name="T6"> 10 min./level</text:span></text:p>
      <text:p text:style-name="P2"><text:span text:style-name="T7">Saving Throw:</text:span><text:span text:style-name="T6"> None</text:span></text:p>
      <text:p text:style-name="P2"><text:span text:style-name="T7">Spell Resistance:</text:span><text:span text:style-name="T6"> No</text:span></text:p>
      <text:p text:style-name="P2"><text:span text:style-name="T6">Using the foul sight granted by the powers of unlife, you can determine the condition of creatures near death within the spell’s range. You instantly know whether each creature within the area is dead, fragile (alive and wounded, with 3 or fewer hit points left), fighting off death (alive with 4 or more hit points), undead, or neither alive nor dead (such as a construct).</text:span></text:p>
      <text:p text:style-name="P2"><text:span text:style-name="T8">Deathwatch </text:span><text:span text:style-name="T6">sees through any spell or ability that allows creatures to feign death.</text:span></text:p>
      <text:p text:style-name="P4"><text:soft-page-break/></text:p>
      <text:p text:style-name="P2"><text:span text:style-name="T5">Deep Slumber</text:span></text:p>
      <text:p text:style-name="P2"><text:span text:style-name="T6">Enchantment (Compulsion) [Mind-Affecting]</text:span></text:p>
      <text:p text:style-name="P2"><text:span text:style-name="T7">Level:</text:span><text:span text:style-name="T6"> Brd 3, Sor/Wiz 3</text:span></text:p>
      <text:p text:style-name="P2"><text:span text:style-name="T7">Range:</text:span><text:span text:style-name="T6"> Close (25 ft. + 5 ft./2 levels)</text:span></text:p>
      <text:p text:style-name="P2"><text:span text:style-name="T6">This spell functions like </text:span><text:span text:style-name="T8">sleep, </text:span><text:span text:style-name="T6">except that it affects 10 HD of creatures.</text:span></text:p>
      <text:p text:style-name="P4"/>
      <text:p text:style-name="P2"><text:span text:style-name="T5">Deeper Darkness</text:span></text:p>
      <text:p text:style-name="P2"><text:span text:style-name="T6">Evocation [Darkness]</text:span></text:p>
      <text:p text:style-name="P2"><text:span text:style-name="T7">Level:</text:span><text:span text:style-name="T6"> Clr 3</text:span></text:p>
      <text:p text:style-name="P2"><text:span text:style-name="T7">Duration:</text:span><text:span text:style-name="T6"> One day/level (D)</text:span></text:p>
      <text:p text:style-name="P2"><text:span text:style-name="T6">This spell functions like </text:span><text:span text:style-name="T8">darkness</text:span><text:span text:style-name="T6">, except that the object radiates shadowy illumination in a 60-foot radius and the </text:span><text:span text:style-name="T8">darkness </text:span><text:span text:style-name="T6">lasts longer.</text:span></text:p>
      <text:p text:style-name="P2"><text:span text:style-name="T8">Daylight </text:span><text:span text:style-name="T6">brought into an area of </text:span><text:span text:style-name="T8">deeper darkness </text:span><text:span text:style-name="T6">(or vice versa) is temporarily negated, so that the otherwise prevailing light conditions exist in the overlapping areas of effect.</text:span></text:p>
      <text:p text:style-name="P2"><text:span text:style-name="T8">Deeper darkness </text:span><text:span text:style-name="T6">counters and dispels any light spell of equal or lower level, including </text:span><text:span text:style-name="T8">daylight </text:span><text:span text:style-name="T6">and </text:span><text:span text:style-name="T8">light.</text:span></text:p>
      <text:p text:style-name="P4"/>
      <text:p text:style-name="P2"><text:span text:style-name="T5">Delay Poison</text:span></text:p>
      <text:p text:style-name="P2"><text:span text:style-name="T6">Conjuration (Healing)</text:span></text:p>
      <text:p text:style-name="P2"><text:span text:style-name="T7">Level:</text:span><text:span text:style-name="T6"> Brd 2, Clr 2, Drd 2, Pal 2, Rgr 1</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1 hour/level</text:span></text:p>
      <text:p text:style-name="P2"><text:span text:style-name="T7">Saving Throw:</text:span><text:span text:style-name="T6"> Fortitude negates (harmless)</text:span></text:p>
      <text:p text:style-name="P2"><text:soft-page-break/><text:span text:style-name="T7">Spell Resistance:</text:span><text:span text:style-name="T6"> Yes (harmless)</text:span></text:p>
      <text:p text:style-name="P2"><text:span text:style-name="T6">The subject becomes temporarily immune to poison. Any poison in its system or any poison to which it is exposed during the spell’s duration does not affect the subject until the spell’s duration has expired. </text:span><text:span text:style-name="T8">Delay poison </text:span><text:span text:style-name="T6">does not cure any damage that poison may have already done.</text:span></text:p>
      <text:p text:style-name="P4"/>
      <text:p text:style-name="P2"><text:span text:style-name="T5">Delayed Blast Fireball</text:span></text:p>
      <text:p text:style-name="P2"><text:span text:style-name="T6">Evocation [Fire]</text:span></text:p>
      <text:p text:style-name="P2"><text:span text:style-name="T7">Level:</text:span><text:span text:style-name="T6"> Sor/Wiz 7</text:span></text:p>
      <text:p text:style-name="P2"><text:span text:style-name="T7">Duration:</text:span><text:span text:style-name="T6"> 5 rounds or less; see text</text:span></text:p>
      <text:p text:style-name="P2"><text:span text:style-name="T6">This spell functions like </text:span><text:span text:style-name="T8">fireball, </text:span><text:span text:style-name="T6">except that it is more powerful and can detonate up to 5 rounds after the spell is cast. The burst of flame deals 1d6 points of fire damage per caster level (maximum 20d6).</text:span></text:p>
      <text:p text:style-name="P2"><text:span text:style-name="T6">The glowing bead created by </text:span><text:span text:style-name="T8">delayed blast fireball </text:span><text:span text:style-name="T6">can detonate immediately if you desire, or you can choose to delay the burst for as many as 5 rounds. You select the amount of delay upon completing the spell, and that time cannot change once it has been set unless someone touches the bead (see below). If you choose a delay, the glowing bead sits at its destination until it detonates. A creature can pick up and hurl the bead as a thrown weapon (range increment 10 feet). If a creature handles and moves the bead within 1 round of its detonation, there is a 25% chance that the bead detonates while being handled.</text:span></text:p>
      <text:p text:style-name="P4"/>
      <text:p text:style-name="P2"><text:span text:style-name="T5">Demand</text:span></text:p>
      <text:p text:style-name="P2"><text:span text:style-name="T6">Enchantment (Compulsion) [Mind-Affecting]</text:span></text:p>
      <text:p text:style-name="P2"><text:span text:style-name="T7">Level:</text:span><text:span text:style-name="T6"> Sor/Wiz 8</text:span></text:p>
      <text:p text:style-name="P2"><text:span text:style-name="T7">Saving Throw: </text:span><text:span text:style-name="T6">Will partial</text:span></text:p>
      <text:p text:style-name="P2"><text:span text:style-name="T7">Spell Resistance:</text:span><text:span text:style-name="T6"> Yes</text:span></text:p>
      <text:p text:style-name="P2"><text:span text:style-name="T6">This spell functions like </text:span><text:span text:style-name="T8">sending, </text:span><text:span text:style-name="T6">but the message can also contain a </text:span><text:span text:style-name="T8">suggestion </text:span><text:span text:style-name="T6">(see the </text:span><text:span text:style-name="T8">suggestion </text:span><text:span text:style-name="T6">spell), which the subject does its best to carry out. A successful Will save negates the </text:span><text:span text:style-name="T8">suggestion </text:span><text:span text:style-name="T6">effect but not the contact itself. The </text:span><text:span text:style-name="T8">demand, </text:span><text:span text:style-name="T6">if received, is understood even if the subject’s Intelligence score is as low as 1. If the message is impossible or meaningless according to the circumstances that exist for the subject at the time the </text:span><text:span text:style-name="T8">demand </text:span><text:span text:style-name="T6">is issued, the message is understood but the </text:span><text:span text:style-name="T8">suggestion </text:span><text:span text:style-name="T6">is ineffective.</text:span></text:p>
      <text:p text:style-name="P2"><text:span text:style-name="T6">The </text:span><text:span text:style-name="T8">demand</text:span><text:span text:style-name="T6">’s message to the creature must be twenty-five words or less, including the </text:span><text:span text:style-name="T8">suggestion. </text:span><text:span text:style-name="T6">The creature can also give a short reply immediately.</text:span></text:p>
      <text:p text:style-name="P2"><text:span text:style-name="T8">Material Component: </text:span><text:span text:style-name="T6">A short piece of copper wire and some small part of the subject—a hair, a bit of nail, or the like.</text:span></text:p>
      <text:p text:style-name="P4"/>
      <text:p text:style-name="P2"><text:span text:style-name="T5">Desecrate</text:span></text:p>
      <text:p text:style-name="P2"><text:span text:style-name="T6">Evocation [Evil]</text:span></text:p>
      <text:p text:style-name="P2"><text:span text:style-name="T7">Level:</text:span><text:span text:style-name="T6"> Clr 2, Evil 2</text:span></text:p>
      <text:p text:style-name="P2"><text:span text:style-name="T7">Components:</text:span><text:span text:style-name="T6"> V, S, M, DF</text:span></text:p>
      <text:p text:style-name="P2"><text:span text:style-name="T7">Casting Time:</text:span><text:span text:style-name="T6"> 1 standard action</text:span></text:p>
      <text:p text:style-name="P2"><text:soft-page-break/><text:span text:style-name="T7">Range:</text:span><text:span text:style-name="T6"> Close (25 ft. + 5 ft./2 levels)</text:span></text:p>
      <text:p text:style-name="P2"><text:span text:style-name="T7">Area:</text:span><text:span text:style-name="T6"> 20-ft.-radius emanation</text:span></text:p>
      <text:p text:style-name="P2"><text:span text:style-name="T7">Duration:</text:span><text:span text:style-name="T6"> 2 hours/level</text:span></text:p>
      <text:p text:style-name="P2"><text:span text:style-name="T7">Saving Throw:</text:span><text:span text:style-name="T6"> None</text:span></text:p>
      <text:p text:style-name="P2"><text:span text:style-name="T7">Spell Resistance:</text:span><text:span text:style-name="T6"> Yes</text:span></text:p>
      <text:p text:style-name="P2"><text:span text:style-name="T6">This spell imbues an area with negative energy. Each Charisma check made to turn undead within this area takes a –3 profane penalty, and every undead creature entering a </text:span><text:span text:style-name="T8">desecrated </text:span><text:span text:style-name="T6">area gains a +1 profane bonus on attack rolls, damage rolls, and saving throws. An undead creature created within or summoned into such an area gains +1 hit points per HD.</text:span></text:p>
      <text:p text:style-name="P2"><text:span text:style-name="T6">If the </text:span><text:span text:style-name="T8">desecrated </text:span><text:span text:style-name="T6">area contains an altar, shrine, or other permanent fixture dedicated to your deity or aligned higher power, the modifiers given above are doubled (–6 profane penalty on turning checks, +2 profane bonus and +2 hit points per HD for undead in the area).</text:span></text:p>
      <text:p text:style-name="P2"><text:span text:style-name="T6">Furthermore, anyone who casts </text:span><text:span text:style-name="T8">animate dead </text:span><text:span text:style-name="T6">within this area may create as many as double the normal amount of undead (that is, 4 HD per caster level rather than 2 HD per caster level).</text:span></text:p>
      <text:p text:style-name="P2"><text:span text:style-name="T6">If the area contains an altar, shrine, or other permanent fixture of a deity, pantheon, or higher power other than your patron, the </text:span><text:span text:style-name="T8">desecrate </text:span><text:span text:style-name="T6">spell instead curses the area, cutting off its connection with the associated deity or power. This secondary function, if used, does not also grant the bonuses and penalties relating to undead, as given above.</text:span></text:p>
      <text:p text:style-name="P2"><text:span text:style-name="T8">Desecrate </text:span><text:span text:style-name="T6">counters and dispels </text:span><text:span text:style-name="T8">consecrate</text:span><text:span text:style-name="T6">.</text:span></text:p>
      <text:p text:style-name="P2"><text:span text:style-name="T8">Material Component: </text:span><text:span text:style-name="T6">A vial of unholy water and 25 gp worth (5 pounds) of silver dust, all of which must be sprinkled around the area.</text:span></text:p>
      <text:p text:style-name="P4"/>
      <text:p text:style-name="P2"><text:span text:style-name="T5">Destruction</text:span></text:p>
      <text:p text:style-name="P2"><text:span text:style-name="T6">Necromancy [Death]</text:span></text:p>
      <text:p text:style-name="P2"><text:span text:style-name="T7">Level:</text:span><text:span text:style-name="T6"> Clr 7, Death 7</text:span></text:p>
      <text:p text:style-name="P2"><text:span text:style-name="T7">Components:</text:span><text:span text:style-name="T6"> V, S, F</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text:span><text:span text:style-name="T6"> One creature</text:span></text:p>
      <text:p text:style-name="P2"><text:span text:style-name="T7">Duration:</text:span><text:span text:style-name="T6"> Instantaneous</text:span></text:p>
      <text:p text:style-name="P2"><text:span text:style-name="T7">Saving Throw:</text:span><text:span text:style-name="T6"> Fortitude partial</text:span></text:p>
      <text:p text:style-name="P2"><text:span text:style-name="T7">Spell Resistance:</text:span><text:span text:style-name="T6"> Yes</text:span></text:p>
      <text:p text:style-name="P2"><text:span text:style-name="T6">This spell instantly slays the subject and consumes its remains (but not its equipment and possessions) utterly. If the target’s Fortitude saving throw succeeds, it instead takes 10d6 points of damage. The only way to restore life to a character who has failed to save against this spell is to use </text:span><text:span text:style-name="T8">true resurrection</text:span><text:span text:style-name="T6">, a carefully worded </text:span><text:span text:style-name="T8">wish </text:span><text:span text:style-name="T6">spell followed by </text:span><text:span text:style-name="T8">resurrection</text:span><text:span text:style-name="T6">, or </text:span><text:span text:style-name="T8">miracle</text:span><text:span text:style-name="T6">.</text:span></text:p>
      <text:p text:style-name="P2"><text:span text:style-name="T8">Focus: </text:span><text:span text:style-name="T6">A special holy (or unholy) symbol of silver marked with verses of anathema (cost 500 gp).</text:span></text:p>
      <text:p text:style-name="P4"><text:soft-page-break/></text:p>
      <text:p text:style-name="P2"><text:span text:style-name="T5">Detect Animals or Plants</text:span></text:p>
      <text:p text:style-name="P2"><text:span text:style-name="T6">Divination</text:span></text:p>
      <text:p text:style-name="P2"><text:span text:style-name="T7">Level:</text:span><text:span text:style-name="T6"> Drd 1, Rgr 1</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Long (400 ft. + 40 ft./level)</text:span></text:p>
      <text:p text:style-name="P2"><text:span text:style-name="T7">Area:</text:span><text:span text:style-name="T6"> Cone-shaped emanation</text:span></text:p>
      <text:p text:style-name="P2"><text:span text:style-name="T7">Duration:</text:span><text:span text:style-name="T6"> Concentration, up to 10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an detect a particular kind of animal or plant in a cone emanating out from you in whatever direction you face. You must think of a kind of animal or plant when using the spell, but you can change the animal or plant kind each round. The amount of information revealed depends on how long you search a particular area or focus on a specific kind of animal or plant.</text:span></text:p>
      <text:p text:style-name="P2"><text:span text:style-name="T8">1st Round: </text:span><text:span text:style-name="T6">Presence or absence of that kind of animal or plant in the area.</text:span></text:p>
      <text:p text:style-name="P2"><text:span text:style-name="T8">2nd Round: </text:span><text:span text:style-name="T6">Number of individuals of the specified kind in the area, and the condition of the healthiest specimen.</text:span></text:p>
      <text:p text:style-name="P2"><text:span text:style-name="T8">3rd Round: </text:span><text:span text:style-name="T6">The condition (see below) and location of each individual present. If an animal or plant is outside your line of sight, then you discern its direction but not its exact location.</text:span></text:p>
      <text:p text:style-name="P2"><text:span text:style-name="T8">Conditions: </text:span><text:span text:style-name="T6">For purposes of this spell, the categories of condition are as follows:</text:span></text:p>
      <text:p text:style-name="P2"><text:span text:style-name="T6">Normal: Has at least 90% of full normal hit points, free of disease.</text:span></text:p>
      <text:p text:style-name="P2"><text:span text:style-name="T6">Fair: 30% to 90% of full normal hit points remaining.</text:span></text:p>
      <text:p text:style-name="P2"><text:span text:style-name="T6">Poor: Less than 30% of full normal hit points remaining, afflicted with a disease, or suffering from a debilitating injury.</text:span></text:p>
      <text:p text:style-name="P2"><text:span text:style-name="T6">Weak: 0 or fewer hit points remaining, afflicted with a disease in the terminal stage, or crippled.</text:span></text:p>
      <text:p text:style-name="P2"><text:span text:style-name="T6">If a creature falls into more than one category, the spell indicates the weaker of the two.</text:span></text:p>
      <text:p text:style-name="P2"><text:span text:style-name="T6">Each round you can turn to detect a kind of animal or plant in a new area. The spell can penetrate barriers, but 1 foot of stone, 1 inch of common metal, a thin sheet of lead, or 3 feet of wood or dirt blocks it.</text:span></text:p>
      <text:p text:style-name="P4"/>
      <text:p text:style-name="P2"><text:span text:style-name="T5">Detect Chaos</text:span></text:p>
      <text:p text:style-name="P2"><text:soft-page-break/><text:span text:style-name="T6">Divination</text:span></text:p>
      <text:p text:style-name="P2"><text:span text:style-name="T7">Level:</text:span><text:span text:style-name="T6"> Clr 1</text:span></text:p>
      <text:p text:style-name="P2"><text:span text:style-name="T6">This spell functions like </text:span><text:span text:style-name="T8">detect evil</text:span><text:span text:style-name="T6">, except that it detects the auras of chaotic creatures, clerics of chaotic deities, chaotic spells, and chaotic magic items, and you are vulnerable to an overwhelming chaotic aura if you are lawful.</text:span></text:p>
      <text:p text:style-name="P4"/>
      <text:p text:style-name="P2"><text:span text:style-name="T5">Detect Evil</text:span></text:p>
      <text:p text:style-name="P2"><text:span text:style-name="T6">Divination</text:span></text:p>
      <text:p text:style-name="P2"><text:span text:style-name="T7">Level:</text:span><text:span text:style-name="T6"> Clr 1</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60 ft.</text:span></text:p>
      <text:p text:style-name="P2"><text:span text:style-name="T7">Area:</text:span><text:span text:style-name="T6"> Cone-shaped emanation</text:span></text:p>
      <text:p text:style-name="P2"><text:span text:style-name="T7">Duration:</text:span><text:span text:style-name="T6"> Concentration, up to 10 min./ 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an sense the presence of evil. The amount of information revealed depends on how long you study a particular area or subject.</text:span></text:p>
      <text:p text:style-name="P2"><text:span text:style-name="T8">1st Round: </text:span><text:span text:style-name="T6">Presence or absence of evil.</text:span></text:p>
      <text:p text:style-name="P2"><text:span text:style-name="T8">2nd Round: </text:span><text:span text:style-name="T6">Number of evil auras (creatures, objects, or spells) in the area and the power of the most potent evil aura present.</text:span></text:p>
      <text:p text:style-name="P2"><text:span text:style-name="T6">If you are of good alignment, and the strongest evil aura’s power is overwhelming (see below), and the HD or level of the aura’s source is at least twice your character level, you are stunned for 1 round and the spell ends.</text:span></text:p>
      <text:p text:style-name="P2"><text:span text:style-name="T8">3rd Round: </text:span><text:span text:style-name="T6">The power and location of each aura. If an aura is outside your line of sight, then you discern its direction but not its exact location.</text:span></text:p>
      <text:p text:style-name="P2"><text:span text:style-name="T8">Aura Power: </text:span><text:span text:style-name="T6">An evil aura’s power depends on the type of evil creature or object that you’re detecting and its HD, caster level, or (in the case of a cleric) class level; see the accompanying table. If an aura falls into more than one strength category, the spell indicates the stronger of the two.</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5"/>
          </table:table-cell>
          <table:table-cell table:style-name="Table1.A1" table:number-columns-spanned="4" office:value-type="string">
            <text:p text:style-name="P7"><text:span text:style-name="T7">———————— Aura Power ————————</text:span></text:p>
          </table:table-cell>
          <table:covered-table-cell/>
          <table:covered-table-cell/>
          <table:covered-table-cell/>
        </table:table-row>
        <table:table-row table:style-name="Table1.2">
          <table:table-cell table:style-name="Table1.A2" office:value-type="string">
            <text:p text:style-name="P8"><text:span text:style-name="T7">Creature/Object</text:span></text:p>
          </table:table-cell>
          <table:table-cell table:style-name="Table1.A2" office:value-type="string">
            <text:p text:style-name="P7"><text:span text:style-name="T7">Faint</text:span></text:p>
          </table:table-cell>
          <table:table-cell table:style-name="Table1.A2" office:value-type="string">
            <text:p text:style-name="P7"><text:span text:style-name="T7">Moderate</text:span></text:p>
          </table:table-cell>
          <table:table-cell table:style-name="Table1.A2" office:value-type="string">
            <text:p text:style-name="P7"><text:span text:style-name="T7">Strong</text:span></text:p>
          </table:table-cell>
          <table:table-cell table:style-name="Table1.A2" office:value-type="string">
            <text:p text:style-name="P7"><text:span text:style-name="T7">Overwhelming</text:span></text:p>
          </table:table-cell>
        </table:table-row>
        <table:table-row table:style-name="Table1.2">
          <table:table-cell table:style-name="Table1.A2" office:value-type="string">
            <text:p text:style-name="P2"><text:span text:style-name="T6">Evil creature</text:span><text:span text:style-name="T9">1</text:span><text:span text:style-name="T7"> </text:span><text:span text:style-name="T6">(HD)</text:span></text:p>
          </table:table-cell>
          <table:table-cell table:style-name="Table1.A2" office:value-type="string">
            <text:p text:style-name="P6"><text:span text:style-name="T6">10 or lower</text:span></text:p>
          </table:table-cell>
          <table:table-cell table:style-name="Table1.A2" office:value-type="string">
            <text:p text:style-name="P6"><text:span text:style-name="T6">11–25</text:span></text:p>
          </table:table-cell>
          <table:table-cell table:style-name="Table1.A2" office:value-type="string">
            <text:p text:style-name="P6"><text:span text:style-name="T6">26–50</text:span></text:p>
          </table:table-cell>
          <table:table-cell table:style-name="Table1.A2" office:value-type="string">
            <text:p text:style-name="P6"><text:span text:style-name="T6">51 or higher</text:span></text:p>
          </table:table-cell>
        </table:table-row>
        <table:table-row table:style-name="Table1.2">
          <table:table-cell table:style-name="Table1.A2" office:value-type="string">
            <text:p text:style-name="P2"><text:span text:style-name="T6">Undead (HD)</text:span></text:p>
          </table:table-cell>
          <table:table-cell table:style-name="Table1.A2" office:value-type="string">
            <text:p text:style-name="P6"><text:span text:style-name="T6">2 or lower</text:span></text:p>
          </table:table-cell>
          <table:table-cell table:style-name="Table1.A2" office:value-type="string">
            <text:p text:style-name="P6"><text:span text:style-name="T6">3–8</text:span></text:p>
          </table:table-cell>
          <table:table-cell table:style-name="Table1.A2" office:value-type="string">
            <text:p text:style-name="P6"><text:span text:style-name="T6">9–20</text:span></text:p>
          </table:table-cell>
          <table:table-cell table:style-name="Table1.A2" office:value-type="string">
            <text:p text:style-name="P6"><text:span text:style-name="T6">21 or higher</text:span></text:p>
          </table:table-cell>
        </table:table-row>
        <table:table-row table:style-name="Table1.2">
          <table:table-cell table:style-name="Table1.A2" office:value-type="string">
            <text:p text:style-name="P2"><text:span text:style-name="T6">Evil outsider (HD)</text:span></text:p>
          </table:table-cell>
          <table:table-cell table:style-name="Table1.A2" office:value-type="string">
            <text:p text:style-name="P6"><text:span text:style-name="T6">1 or lower</text:span></text:p>
          </table:table-cell>
          <table:table-cell table:style-name="Table1.A2" office:value-type="string">
            <text:p text:style-name="P6"><text:span text:style-name="T6">2–4</text:span></text:p>
          </table:table-cell>
          <table:table-cell table:style-name="Table1.A2" office:value-type="string">
            <text:p text:style-name="P6"><text:span text:style-name="T6">5–10</text:span></text:p>
          </table:table-cell>
          <table:table-cell table:style-name="Table1.A2" office:value-type="string">
            <text:p text:style-name="P6"><text:span text:style-name="T6">11 or higher</text:span></text:p>
          </table:table-cell>
        </table:table-row>
        <table:table-row table:style-name="Table1.2">
          <table:table-cell table:style-name="Table1.A2" office:value-type="string">
            <text:p text:style-name="P2"><text:span text:style-name="T6">Cleric of an evil deity </text:span><text:span text:style-name="T9">2</text:span><text:span text:style-name="T7"> </text:span><text:span text:style-name="T6">(class levels)</text:span></text:p>
          </table:table-cell>
          <table:table-cell table:style-name="Table1.A2" office:value-type="string">
            <text:p text:style-name="P6"><text:span text:style-name="T6">1</text:span></text:p>
          </table:table-cell>
          <table:table-cell table:style-name="Table1.A2" office:value-type="string">
            <text:p text:style-name="P6"><text:span text:style-name="T6">2–4</text:span></text:p>
          </table:table-cell>
          <table:table-cell table:style-name="Table1.A2" office:value-type="string">
            <text:p text:style-name="P6"><text:span text:style-name="T6">5–10</text:span></text:p>
          </table:table-cell>
          <table:table-cell table:style-name="Table1.A2" office:value-type="string">
            <text:p text:style-name="P6"><text:span text:style-name="T6">11 or higher</text:span></text:p>
          </table:table-cell>
        </table:table-row>
        <table:table-row table:style-name="Table1.2">
          <table:table-cell table:style-name="Table1.A2" office:value-type="string">
            <text:p text:style-name="P2"><text:span text:style-name="T6">Evil magic item or spell (caster level)</text:span></text:p>
          </table:table-cell>
          <table:table-cell table:style-name="Table1.A2" office:value-type="string">
            <text:p text:style-name="P6"><text:span text:style-name="T6">2nd or lower</text:span></text:p>
          </table:table-cell>
          <table:table-cell table:style-name="Table1.A2" office:value-type="string">
            <text:p text:style-name="P6"><text:span text:style-name="T6">3rd–8th</text:span></text:p>
          </table:table-cell>
          <table:table-cell table:style-name="Table1.A2" office:value-type="string">
            <text:p text:style-name="P6"><text:span text:style-name="T6">9th–20th</text:span></text:p>
          </table:table-cell>
          <table:table-cell table:style-name="Table1.A2" office:value-type="string">
            <text:p text:style-name="P6"><text:span text:style-name="T6">21st or higher</text:span></text:p>
          </table:table-cell>
        </table:table-row>
        <table:table-row table:style-name="Table1.1">
          <table:table-cell table:style-name="Table1.A2" table:number-columns-spanned="5" office:value-type="string">
            <text:p text:style-name="P8"><text:span text:style-name="T6">1 Except for undead and outsiders, which have their own entries on the table.</text:span></text:p>
          </table:table-cell>
          <table:covered-table-cell/>
          <table:covered-table-cell/>
          <table:covered-table-cell/>
          <table:covered-table-cell/>
        </table:table-row>
        <table:table-row table:style-name="Table1.1">
          <table:table-cell table:style-name="Table1.A9" table:number-columns-spanned="5" office:value-type="string">
            <text:p text:style-name="P9"><text:span text:style-name="T2">2 Some characters who are not clerics may radiate an aura of equivalent power. The class description will indicate whether this applies.</text:span></text:p>
          </table:table-cell>
          <table:covered-table-cell/>
          <table:covered-table-cell/>
          <table:covered-table-cell/>
          <table:covered-table-cell/>
        </table:table-row>
      </table:table>
      <text:p text:style-name="P2"><text:span text:style-name="T8">Lingering Aura: </text:span><text:span text:style-name="T6">An evil aura lingers after its original source dissipates (in the case of a spell) or is destroyed (in the case of a creature or magic item). If </text:span><text:span text:style-name="T8">detect evil </text:span><text:span text:style-name="T6">is cast and directed at such a location, the spell indicates an aura strength of dim (even weaker than a faint aura). How long the aura lingers at this dim level depends on its original power:</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7">Original Strength</text:span></text:p>
          </table:table-cell>
          <table:table-cell table:style-name="Table2.A1" office:value-type="string">
            <text:p text:style-name="P8"><text:span text:style-name="T3">Duration of</text:span><text:span text:style-name="T7"> Lingering Aura</text:span></text:p>
          </table:table-cell>
        </table:table-row>
        <table:table-row table:style-name="Table2.1">
          <table:table-cell table:style-name="Table2.A2" office:value-type="string">
            <text:p text:style-name="P8"><text:span text:style-name="T6">Faint</text:span></text:p>
          </table:table-cell>
          <table:table-cell table:style-name="Table2.A2" office:value-type="string">
            <text:p text:style-name="P8"><text:span text:style-name="T6">1d6 rounds</text:span></text:p>
          </table:table-cell>
        </table:table-row>
        <table:table-row table:style-name="Table2.1">
          <table:table-cell table:style-name="Table2.A2" office:value-type="string">
            <text:p text:style-name="P2"><text:span text:style-name="T6">Moderate </text:span></text:p>
          </table:table-cell>
          <table:table-cell table:style-name="Table2.A2" office:value-type="string">
            <text:p text:style-name="P2"><text:span text:style-name="T6">1d6 minutes</text:span></text:p>
          </table:table-cell>
        </table:table-row>
        <table:table-row table:style-name="Table2.1">
          <table:table-cell table:style-name="Table2.A2" office:value-type="string">
            <text:p text:style-name="P2"><text:span text:style-name="T6">Strong</text:span></text:p>
          </table:table-cell>
          <table:table-cell table:style-name="Table2.A2" office:value-type="string">
            <text:p text:style-name="P2"><text:span text:style-name="T6">1d6x10 minutes</text:span></text:p>
          </table:table-cell>
        </table:table-row>
        <table:table-row table:style-name="Table2.1">
          <table:table-cell table:style-name="Table2.A5" office:value-type="string">
            <text:p text:style-name="P8"><text:span text:style-name="T6">Overwhelming</text:span></text:p>
          </table:table-cell>
          <table:table-cell table:style-name="Table2.A5" office:value-type="string">
            <text:p text:style-name="P8"><text:span text:style-name="T6">1d6 days</text:span></text:p>
          </table:table-cell>
        </table:table-row>
      </table:table>
      <text:p text:style-name="P2"><text:span text:style-name="T6">Animals, traps, poisons, and other potential perils are not evil, and as such this spell does not detect them.</text:span></text:p>
      <text:p text:style-name="P2"><text:span text:style-name="T6">Each round, you can turn to detect evil in a new area. The spell can penetrate barriers, but 1 foot of stone, 1 inch of common metal, a thin sheet of lead, or 3 feet of wood or dirt blocks it.</text:span></text:p>
      <text:p text:style-name="P4"/>
      <text:p text:style-name="P2"><text:span text:style-name="T5">Detect Good</text:span></text:p>
      <text:p text:style-name="P2"><text:span text:style-name="T6">Divination</text:span></text:p>
      <text:p text:style-name="P2"><text:span text:style-name="T7">Level:</text:span><text:span text:style-name="T6"> Clr 1</text:span></text:p>
      <text:p text:style-name="P2"><text:span text:style-name="T6">This spell functions like </text:span><text:span text:style-name="T8">detect evil</text:span><text:span text:style-name="T6">, except that it detects the auras of good creatures, clerics or paladins of good deities, good spells, and good magic items, and you are vulnerable to an overwhelming good aura if you are evil. Healing potions, antidotes, and similar beneficial items are not good.</text:span></text:p>
      <text:p text:style-name="P4"/>
      <text:p text:style-name="P2"><text:span text:style-name="T5">Detect Law</text:span></text:p>
      <text:p text:style-name="P2"><text:span text:style-name="T6">Divination</text:span></text:p>
      <text:p text:style-name="P2"><text:span text:style-name="T7">Level:</text:span><text:span text:style-name="T6"> Clr 1</text:span></text:p>
      <text:p text:style-name="P2"><text:span text:style-name="T6">This spell functions like </text:span><text:span text:style-name="T8">detect evil</text:span><text:span text:style-name="T6">, except that it detects the auras of lawful creatures, clerics of lawful deities, lawful spells, and lawful magic items, and you are vulnerable to an overwhelming lawful aura if you are chaotic.</text:span></text:p>
      <text:p text:style-name="P4"/>
      <text:p text:style-name="P2"><text:span text:style-name="T5">Detect Magic</text:span></text:p>
      <text:p text:style-name="P2"><text:span text:style-name="T6">Divination</text:span></text:p>
      <text:p text:style-name="P2"><text:span text:style-name="T7">Level:</text:span><text:span text:style-name="T6"> Brd 0, Clr 0, Drd 0, Sor/Wiz 0</text:span></text:p>
      <text:p text:style-name="P2"><text:span text:style-name="T7">Components:</text:span><text:span text:style-name="T6"> V, S</text:span></text:p>
      <text:p text:style-name="P2"><text:soft-page-break/><text:span text:style-name="T7">Casting Time:</text:span><text:span text:style-name="T6"> 1 standard action</text:span></text:p>
      <text:p text:style-name="P2"><text:span text:style-name="T7">Range:</text:span><text:span text:style-name="T6"> 60 ft.</text:span></text:p>
      <text:p text:style-name="P2"><text:span text:style-name="T7">Area:</text:span><text:span text:style-name="T6"> Cone-shaped emanation</text:span></text:p>
      <text:p text:style-name="P2"><text:span text:style-name="T7">Duration:</text:span><text:span text:style-name="T6"> Concentration, up to 1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detect magical auras. The amount of information revealed depends on how long you study a particular area or subject.</text:span></text:p>
      <text:p text:style-name="P2"><text:span text:style-name="T8">1st Round: </text:span><text:span text:style-name="T6">Presence or absence of magical auras.</text:span></text:p>
      <text:p text:style-name="P2"><text:span text:style-name="T8">2nd Round: </text:span><text:span text:style-name="T6">Number of different magical auras and the power of the most potent aura.</text:span></text:p>
      <text:p text:style-name="P2"><text:span text:style-name="T8">3rd Round: </text:span><text:span text:style-name="T6">The strength and location of each aura. If the items or creatures bearing the auras are in line of sight, you can make Spellcraft skill checks to determine the school of magic involved in each. (Make one check per aura; DC 15 + spell level, or 15 + half caster level for a nonspell effect.)</text:span></text:p>
      <text:p text:style-name="P2"><text:span text:style-name="T6">Magical areas, multiple types of magic, or strong local magical emanations may distort or conceal weaker auras.</text:span></text:p>
      <text:p text:style-name="P2"><text:span text:style-name="T8">Aura Strength: </text:span><text:span text:style-name="T6">An aura’s power depends on a spell’s functioning spell level or an item’s caster level. If an aura falls into more than one category, </text:span><text:span text:style-name="T8">detect magic </text:span><text:span text:style-name="T6">indicates the stronger of the two.</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8"><text:span text:style-name="T7"><text:s/></text:span></text:p>
          </table:table-cell>
          <table:table-cell table:style-name="Table3.A1" table:number-columns-spanned="4" office:value-type="string">
            <text:p text:style-name="P7"><text:span text:style-name="T7">————————— Aura Power —————————</text:span></text:p>
          </table:table-cell>
          <table:covered-table-cell/>
          <table:covered-table-cell/>
          <table:covered-table-cell/>
        </table:table-row>
        <table:table-row table:style-name="Table3.2">
          <table:table-cell table:style-name="Table3.A2" office:value-type="string">
            <text:p text:style-name="P8"><text:span text:style-name="T7">Spell or Object</text:span></text:p>
          </table:table-cell>
          <table:table-cell table:style-name="Table3.A2" office:value-type="string">
            <text:p text:style-name="P7"><text:span text:style-name="T7">Faint</text:span></text:p>
          </table:table-cell>
          <table:table-cell table:style-name="Table3.A2" office:value-type="string">
            <text:p text:style-name="P7"><text:span text:style-name="T7">Moderate</text:span></text:p>
          </table:table-cell>
          <table:table-cell table:style-name="Table3.A2" office:value-type="string">
            <text:p text:style-name="P7"><text:span text:style-name="T7">Strong</text:span></text:p>
          </table:table-cell>
          <table:table-cell table:style-name="Table3.A2" office:value-type="string">
            <text:p text:style-name="P7"><text:span text:style-name="T7">Overwhelming</text:span></text:p>
          </table:table-cell>
        </table:table-row>
        <table:table-row table:style-name="Table3.2">
          <table:table-cell table:style-name="Table3.A2" office:value-type="string">
            <text:p text:style-name="P2"><text:span text:style-name="T6">Functioning spell (spell level)</text:span></text:p>
          </table:table-cell>
          <table:table-cell table:style-name="Table3.A2" office:value-type="string">
            <text:p text:style-name="P6"><text:span text:style-name="T6">3rd or lower</text:span></text:p>
          </table:table-cell>
          <table:table-cell table:style-name="Table3.A2" office:value-type="string">
            <text:p text:style-name="P6"><text:span text:style-name="T6">4th–6th</text:span></text:p>
          </table:table-cell>
          <table:table-cell table:style-name="Table3.A2" office:value-type="string">
            <text:p text:style-name="P6"><text:span text:style-name="T6">7th–9th</text:span></text:p>
          </table:table-cell>
          <table:table-cell table:style-name="Table3.A2" office:value-type="string">
            <text:p text:style-name="P6"><text:span text:style-name="T6">10th+ (deity-level)</text:span></text:p>
          </table:table-cell>
        </table:table-row>
        <table:table-row table:style-name="Table3.2">
          <table:table-cell table:style-name="Table3.A4" office:value-type="string">
            <text:p text:style-name="P8"><text:span text:style-name="T6">Magic item (caster level)</text:span></text:p>
          </table:table-cell>
          <table:table-cell table:style-name="Table3.A4" office:value-type="string">
            <text:p text:style-name="P7"><text:span text:style-name="T6">5th or lower</text:span></text:p>
          </table:table-cell>
          <table:table-cell table:style-name="Table3.A4" office:value-type="string">
            <text:p text:style-name="P7"><text:span text:style-name="T6">6th–11th</text:span></text:p>
          </table:table-cell>
          <table:table-cell table:style-name="Table3.A4" office:value-type="string">
            <text:p text:style-name="P7"><text:span text:style-name="T6">12th–20th</text:span></text:p>
          </table:table-cell>
          <table:table-cell table:style-name="Table3.A4" office:value-type="string">
            <text:p text:style-name="P7"><text:span text:style-name="T6">21st+ (artifact)</text:span></text:p>
          </table:table-cell>
        </table:table-row>
      </table:table>
      <text:p text:style-name="P2"><text:span text:style-name="T8">Lingering Aura: </text:span><text:span text:style-name="T6">A magical aura lingers after its original source dissipates (in the case of a spell) or is destroyed (in the case of a magic item). If </text:span><text:span text:style-name="T8">detect magic </text:span><text:span text:style-name="T6">is cast and directed at such a location, the spell indicates an aura strength of dim (even weaker than a faint aura). How long the aura lingers at this dim level depends on its original power:</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7">Original Strength</text:span></text:p>
          </table:table-cell>
          <table:table-cell table:style-name="Table4.A1" office:value-type="string">
            <text:p text:style-name="P8"><text:span text:style-name="T7">Duration of Lingering Aura</text:span></text:p>
          </table:table-cell>
        </table:table-row>
        <table:table-row table:style-name="Table4.1">
          <table:table-cell table:style-name="Table4.A2" office:value-type="string">
            <text:p text:style-name="P8"><text:span text:style-name="T6">Faint</text:span></text:p>
          </table:table-cell>
          <table:table-cell table:style-name="Table4.A2" office:value-type="string">
            <text:p text:style-name="P8"><text:span text:style-name="T6">1d6 rounds</text:span></text:p>
          </table:table-cell>
        </table:table-row>
        <table:table-row table:style-name="Table4.1">
          <table:table-cell table:style-name="Table4.A2" office:value-type="string">
            <text:p text:style-name="P2"><text:span text:style-name="T6">Moderate</text:span></text:p>
          </table:table-cell>
          <table:table-cell table:style-name="Table4.A2" office:value-type="string">
            <text:p text:style-name="P2"><text:span text:style-name="T6">1d6 minutes</text:span></text:p>
          </table:table-cell>
        </table:table-row>
        <table:table-row table:style-name="Table4.1">
          <table:table-cell table:style-name="Table4.A2" office:value-type="string">
            <text:p text:style-name="P2"><text:span text:style-name="T6">Strong</text:span></text:p>
          </table:table-cell>
          <table:table-cell table:style-name="Table4.A2" office:value-type="string">
            <text:p text:style-name="P2"><text:span text:style-name="T6">1d6x10 minutes</text:span></text:p>
          </table:table-cell>
        </table:table-row>
        <table:table-row table:style-name="Table4.1">
          <table:table-cell table:style-name="Table4.A5" office:value-type="string">
            <text:p text:style-name="P8"><text:span text:style-name="T6">Overwhelming</text:span></text:p>
          </table:table-cell>
          <table:table-cell table:style-name="Table4.A5" office:value-type="string">
            <text:p text:style-name="P8"><text:span text:style-name="T6">1d6 days</text:span></text:p>
          </table:table-cell>
        </table:table-row>
      </table:table>
      <text:p text:style-name="P2"><text:span text:style-name="T6">Outsiders and elementals are not magical in themselves, but if they are summoned, the conjuration spell registers.</text:span></text:p>
      <text:p text:style-name="P2"><text:span text:style-name="T6">Each round, you can turn to detect magic in a new area. The spell can penetrate barriers, but 1 foot of stone, 1 inch of common metal, a thin sheet of lead, or 3 feet of wood or dirt blocks it.</text:span></text:p>
      <text:p text:style-name="P2"><text:soft-page-break/><text:span text:style-name="T8">Detect magic </text:span><text:span text:style-name="T6">can be made permanent with a </text:span><text:span text:style-name="T8">permanency </text:span><text:span text:style-name="T6">spell.</text:span></text:p>
      <text:p text:style-name="P4"/>
      <text:p text:style-name="P2"><text:span text:style-name="T5">Detect Poison</text:span></text:p>
      <text:p text:style-name="P2"><text:span text:style-name="T6">Divination</text:span></text:p>
      <text:p text:style-name="P2"><text:span text:style-name="T7">Level:</text:span><text:span text:style-name="T6"> Clr 0, Drd 0, Pal 1, Rgr 1, Sor/Wiz 0</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 or Area:</text:span><text:span text:style-name="T6"> One creature, one object, or a 5-ft. cube</text:span></text:p>
      <text:p text:style-name="P2"><text:span text:style-name="T7">Duration:</text:span><text:span text:style-name="T6"> Instantaneous</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determine whether a creature, object, or area has been poisoned or is poisonous. You can determine the exact type of poison with a DC 20 Wisdom check. A character with the Craft (alchemy) skill may try a DC 20 Craft (alchemy) check if the Wisdom check fails, or may try the Craft (alchemy) check prior to the Wisdom check.</text:span></text:p>
      <text:p text:style-name="P2"><text:span text:style-name="T6">The spell can penetrate barriers, but 1 foot of stone, 1 inch of common metal, a thin sheet of lead, or 3 feet of wood or dirt blocks it.</text:span></text:p>
      <text:p text:style-name="P4"/>
      <text:p text:style-name="P2"><text:span text:style-name="T5">Detect Scrying</text:span></text:p>
      <text:p text:style-name="P2"><text:span text:style-name="T6">Divination</text:span></text:p>
      <text:p text:style-name="P2"><text:span text:style-name="T7">Level:</text:span><text:span text:style-name="T6"> Brd 4, Sor/Wiz 4</text:span></text:p>
      <text:p text:style-name="P2"><text:span text:style-name="T7">Components:</text:span><text:span text:style-name="T6"> V, S, M</text:span></text:p>
      <text:p text:style-name="P2"><text:span text:style-name="T7">Casting Time:</text:span><text:span text:style-name="T6"> 1 standard action</text:span></text:p>
      <text:p text:style-name="P2"><text:span text:style-name="T7">Range:</text:span><text:span text:style-name="T6"> 40 ft.</text:span></text:p>
      <text:p text:style-name="P2"><text:span text:style-name="T7">Area:</text:span><text:span text:style-name="T6"> 40-ft.-radius emanation centered on you</text:span></text:p>
      <text:p text:style-name="P2"><text:span text:style-name="T7">Duration:</text:span><text:span text:style-name="T6"> 24 hours</text:span></text:p>
      <text:p text:style-name="P2"><text:span text:style-name="T7">Saving Throw:</text:span><text:span text:style-name="T6"> None</text:span></text:p>
      <text:p text:style-name="P2"><text:soft-page-break/><text:span text:style-name="T7">Spell Resistance:</text:span><text:span text:style-name="T6"> No</text:span></text:p>
      <text:p text:style-name="P2"><text:span text:style-name="T6">You immediately become aware of any attempt to observe you by means of a divination (scrying) spell or effect. The spell’s area radiates from you and moves as you move. You know the location of every magical sensor within the spell’s area.</text:span></text:p>
      <text:p text:style-name="P2"><text:span text:style-name="T6">If the scrying attempt originates within the area, you also know its location; otherwise, you and the scrier immediately make opposed caster level checks (1d20 + caster level). If you at least match the scrier’s result, you get a visual image of the scrier and an accurate sense of his or her direction and distance from you.</text:span></text:p>
      <text:p text:style-name="P2"><text:span text:style-name="T8">Material Component: </text:span><text:span text:style-name="T6">A small piece of mirror and a miniature brass hearing trumpet.</text:span></text:p>
      <text:p text:style-name="P4"/>
      <text:p text:style-name="P2"><text:span text:style-name="T5">Detect Secret Doors</text:span></text:p>
      <text:p text:style-name="P2"><text:span text:style-name="T6">Divination</text:span></text:p>
      <text:p text:style-name="P2"><text:span text:style-name="T7">Level:</text:span><text:span text:style-name="T6"> Brd 1, Knowledge 1, Sor/Wiz 1</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60 ft.</text:span></text:p>
      <text:p text:style-name="P2"><text:span text:style-name="T7">Area:</text:span><text:span text:style-name="T6"> Cone-shaped emanation</text:span></text:p>
      <text:p text:style-name="P2"><text:span text:style-name="T7">Duration:</text:span><text:span text:style-name="T6"> Concentration, up to 1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an detect secret doors, compartments, caches, and so forth. Only passages, doors, or openings that have been specifically constructed to escape detection are detected by this spell. The amount of information revealed depends on how long you study a particular area or subject.</text:span></text:p>
      <text:p text:style-name="P2"><text:span text:style-name="T8">1st Round: </text:span><text:span text:style-name="T6">Presence or absence of secret doors.</text:span></text:p>
      <text:p text:style-name="P2"><text:span text:style-name="T8">2nd Round: </text:span><text:span text:style-name="T6">Number of secret doors and the location of each. If an aura is outside your line of sight, then you discern its direction but not its exact location.</text:span></text:p>
      <text:p text:style-name="P2"><text:span text:style-name="T8">Each Additional Round: </text:span><text:span text:style-name="T6">The mechanism or trigger for one particular secret portal closely examined by you. Each round, you can turn to detect secret doors in a new area. The spell can penetrate barriers, but 1 foot of stone, 1 inch of common metal, a thin sheet of lead, or 3 feet of wood or dirt blocks it.</text:span></text:p>
      <text:p text:style-name="P4"/>
      <text:p text:style-name="P2"><text:span text:style-name="T5">Detect Snares and Pits</text:span></text:p>
      <text:p text:style-name="P2"><text:span text:style-name="T6">Divination</text:span></text:p>
      <text:p text:style-name="P2"><text:span text:style-name="T7">Level:</text:span><text:span text:style-name="T6"> Drd 1, Rgr 1</text:span></text:p>
      <text:p text:style-name="P2"><text:span text:style-name="T7">Components:</text:span><text:span text:style-name="T6"> V, S</text:span></text:p>
      <text:p text:style-name="P2"><text:soft-page-break/><text:span text:style-name="T7">Casting Time:</text:span><text:span text:style-name="T6"> 1 standard action</text:span></text:p>
      <text:p text:style-name="P2"><text:span text:style-name="T7">Range:</text:span><text:span text:style-name="T6"> 60 ft.</text:span></text:p>
      <text:p text:style-name="P2"><text:span text:style-name="T7">Area:</text:span><text:span text:style-name="T6"> Cone-shaped emanation</text:span></text:p>
      <text:p text:style-name="P2"><text:span text:style-name="T7">Duration:</text:span><text:span text:style-name="T6"> Concentration, up to 10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an detect simple pits, deadfalls, and snares as well as mechanical traps constructed of natural materials. The spell does not detect complex traps, including trapdoor traps.</text:span></text:p>
      <text:p text:style-name="P2"><text:span text:style-name="T8">Detect snares and pits </text:span><text:span text:style-name="T6">does detect certain natural hazards—quicksand (a snare), a sinkhole (a pit), or unsafe walls of natural rock (a deadfall). However, it does not reveal other potentially dangerous conditions. The spell does not detect magic traps (except those that operate by pit, deadfall, or snaring; see the spell </text:span><text:span text:style-name="T8">snare</text:span><text:span text:style-name="T6">), nor mechanically complex ones, nor those that have been rendered safe or inactive.</text:span></text:p>
      <text:p text:style-name="P2"><text:span text:style-name="T6">The amount of information revealed depends on how long you study a particular area.</text:span></text:p>
      <text:p text:style-name="P2"><text:span text:style-name="T8">1st Round: </text:span><text:span text:style-name="T6">Presence or absence of hazards.</text:span></text:p>
      <text:p text:style-name="P2"><text:span text:style-name="T8">2nd Round: </text:span><text:span text:style-name="T6">Number of hazards and the location of each. If a hazard is outside your line of sight, then you discern its direction but not its exact location.</text:span></text:p>
      <text:p text:style-name="P2"><text:span text:style-name="T8">Each Additional Round: </text:span><text:span text:style-name="T6">The general type and trigger for one particular hazard closely examined by you.</text:span></text:p>
      <text:p text:style-name="P2"><text:span text:style-name="T6">Each round, you can turn to detect snares and pits in a new area. The spell can penetrate barriers, but 1 foot of stone, 1 inch of common metal, a thin sheet of lead, or 3 feet of wood or dirt blocks it.</text:span></text:p>
      <text:p text:style-name="P4"/>
      <text:p text:style-name="P2"><text:span text:style-name="T5">Detect Thoughts</text:span></text:p>
      <text:p text:style-name="P2"><text:span text:style-name="T6">Divination [Mind-Affecting]</text:span></text:p>
      <text:p text:style-name="P2"><text:span text:style-name="T7">Level:</text:span><text:span text:style-name="T6"> Brd 2, Knowledge 2, Sor/Wiz 2</text:span></text:p>
      <text:p text:style-name="P2"><text:span text:style-name="T7">Components:</text:span><text:span text:style-name="T6"> V, S, F/DF</text:span></text:p>
      <text:p text:style-name="P2"><text:span text:style-name="T7">Casting Time:</text:span><text:span text:style-name="T6"> 1 standard action</text:span></text:p>
      <text:p text:style-name="P2"><text:span text:style-name="T7">Range:</text:span><text:span text:style-name="T6"> 60 ft.</text:span></text:p>
      <text:p text:style-name="P2"><text:span text:style-name="T7">Area:</text:span><text:span text:style-name="T6"> Cone-shaped emanation</text:span></text:p>
      <text:p text:style-name="P2"><text:span text:style-name="T7">Duration:</text:span><text:span text:style-name="T6"> Concentration, up to 1 min./level (D)</text:span></text:p>
      <text:p text:style-name="P2"><text:span text:style-name="T7">Saving Throw: </text:span><text:span text:style-name="T6">Will negates; see text</text:span></text:p>
      <text:p text:style-name="P2"><text:span text:style-name="T7">Spell Resistance:</text:span><text:span text:style-name="T6"> No</text:span></text:p>
      <text:p text:style-name="P2"><text:soft-page-break/><text:span text:style-name="T6">You detect surface thoughts. The amount of information revealed depends on how long you study a particular area or subject.</text:span></text:p>
      <text:p text:style-name="P2"><text:span text:style-name="T8">1st Round: </text:span><text:span text:style-name="T6">Presence or absence of thoughts (from conscious creatures with Intelligence scores of 1 or higher).</text:span></text:p>
      <text:p text:style-name="P2"><text:span text:style-name="T8">2nd Round: </text:span><text:span text:style-name="T6">Number of thinking minds and the Intelligence score of each. If the highest Intelligence is 26 or higher (and at least 10 points higher than your own Intelligence score), you are stunned for 1 round and the spell ends. This spell does not let you determine the location of the thinking minds if you can’t see the creatures whose thoughts you are detecting.</text:span></text:p>
      <text:p text:style-name="P2"><text:span text:style-name="T8">3rd Round: </text:span><text:span text:style-name="T6">Surface thoughts of any mind in the area. A target’s Will save prevents you from reading its thoughts, and you must cast </text:span><text:span text:style-name="T8">detect thoughts </text:span><text:span text:style-name="T6">again to have another chance. Creatures of animal intelligence (Int 1 or 2) have simple, instinctual thoughts that you can pick up.</text:span></text:p>
      <text:p text:style-name="P2"><text:span text:style-name="T6">Each round, you can turn to detect thoughts in a new area. The spell can penetrate barriers, but 1 foot of stone, 1 inch of common metal, a thin sheet of lead, or 3 feet of wood or dirt blocks it.</text:span></text:p>
      <text:p text:style-name="P2"><text:span text:style-name="T8">Arcane Focus: </text:span><text:span text:style-name="T6">A copper piece.</text:span></text:p>
      <text:p text:style-name="P4"/>
      <text:p text:style-name="P2"><text:span text:style-name="T5">Detect Undead</text:span></text:p>
      <text:p text:style-name="P2"><text:span text:style-name="T6">Divination</text:span></text:p>
      <text:p text:style-name="P2"><text:span text:style-name="T7">Level:</text:span><text:span text:style-name="T6"> Clr 1, Pal 1, Sor/Wiz 1</text:span></text:p>
      <text:p text:style-name="P2"><text:span text:style-name="T7">Components:</text:span><text:span text:style-name="T6"> V, S, M/DF</text:span></text:p>
      <text:p text:style-name="P2"><text:span text:style-name="T7">Casting Time:</text:span><text:span text:style-name="T6"> 1 standard action</text:span></text:p>
      <text:p text:style-name="P2"><text:span text:style-name="T7">Range:</text:span><text:span text:style-name="T6"> 60 ft.</text:span></text:p>
      <text:p text:style-name="P2"><text:span text:style-name="T7">Area:</text:span><text:span text:style-name="T6"> Cone-shaped emanation</text:span></text:p>
      <text:p text:style-name="P2"><text:span text:style-name="T7">Duration:</text:span><text:span text:style-name="T6"> Concentration, up to 1 minute/ 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an detect the aura that surrounds undead creatures. The amount of information revealed depends on how long you study a particular area.</text:span></text:p>
      <text:p text:style-name="P2"><text:span text:style-name="T8">1st Round: </text:span><text:span text:style-name="T6">Presence or absence of undead auras.</text:span></text:p>
      <text:p text:style-name="P2"><text:span text:style-name="T8">2nd Round: </text:span><text:span text:style-name="T6">Number of undead auras in the area and the strength of the strongest undead aura present. If you are of good alignment, and the strongest undead aura’s strength is overwhelming (see below), and the creature has HD of at least twice your character level, you are stunned for 1 round and the spell ends.</text:span></text:p>
      <text:p text:style-name="P2"><text:span text:style-name="T8">3rd Round: </text:span><text:span text:style-name="T6">The strength and location of each undead aura. If an aura is outside your line of sight, then you discern its direction but not its exact location.</text:span></text:p>
      <text:p text:style-name="P2"><text:span text:style-name="T8">Aura Strength: </text:span><text:span text:style-name="T6">The strength of an undead aura is determined by the HD of the undead creature, as given on the following table:</text:span></text:p>
      <table:table table:name="Table5" table:style-name="Table5">
        <table:table-column table:style-name="Table5.A"/>
        <table:table-column table:style-name="Table5.B"/>
        <text:soft-page-break/>
        <table:table-row table:style-name="Table5.1">
          <table:table-cell table:style-name="Table5.A1" office:value-type="string">
            <text:h text:style-name="P10" text:outline-level="2"><text:span text:style-name="T2">HD</text:span></text:h>
          </table:table-cell>
          <table:table-cell table:style-name="Table5.A1" office:value-type="string">
            <text:h text:style-name="P10" text:outline-level="2"><text:span text:style-name="T2">Strength</text:span></text:h>
          </table:table-cell>
        </table:table-row>
        <table:table-row table:style-name="Table5.1">
          <table:table-cell table:style-name="Table5.A2" office:value-type="string">
            <text:p text:style-name="P8"><text:span text:style-name="T6">1 or lower</text:span></text:p>
          </table:table-cell>
          <table:table-cell table:style-name="Table5.A2" office:value-type="string">
            <text:p text:style-name="P8"><text:span text:style-name="T6">Faint</text:span></text:p>
          </table:table-cell>
        </table:table-row>
        <table:table-row table:style-name="Table5.1">
          <table:table-cell table:style-name="Table5.A2" office:value-type="string">
            <text:p text:style-name="P2"><text:span text:style-name="T6">2–4</text:span></text:p>
          </table:table-cell>
          <table:table-cell table:style-name="Table5.A2" office:value-type="string">
            <text:p text:style-name="P2"><text:span text:style-name="T6">Moderate</text:span></text:p>
          </table:table-cell>
        </table:table-row>
        <table:table-row table:style-name="Table5.1">
          <table:table-cell table:style-name="Table5.A2" office:value-type="string">
            <text:p text:style-name="P2"><text:span text:style-name="T6">5–10</text:span></text:p>
          </table:table-cell>
          <table:table-cell table:style-name="Table5.A2" office:value-type="string">
            <text:p text:style-name="P2"><text:span text:style-name="T6">Strong</text:span></text:p>
          </table:table-cell>
        </table:table-row>
        <table:table-row table:style-name="Table5.1">
          <table:table-cell table:style-name="Table5.A5" office:value-type="string">
            <text:p text:style-name="P8"><text:span text:style-name="T6">11 or higher</text:span></text:p>
          </table:table-cell>
          <table:table-cell table:style-name="Table5.A5" office:value-type="string">
            <text:p text:style-name="P8"><text:span text:style-name="T6">Overwhelming</text:span></text:p>
          </table:table-cell>
        </table:table-row>
      </table:table>
      <text:p text:style-name="P2"><text:span text:style-name="T8">Lingering Aura: </text:span><text:span text:style-name="T6">An undead aura lingers after its original source is destroyed. If </text:span><text:span text:style-name="T8">detect undead </text:span><text:span text:style-name="T6">is cast and directed at such a location, the spell indicates an aura strength of dim (even weaker than a faint aura). How long the aura lingers at this dim level depends on its original power:</text:span></text:p>
      <table:table table:name="Table6" table:style-name="Table6">
        <table:table-column table:style-name="Table6.A"/>
        <table:table-column table:style-name="Table6.B"/>
        <table:table-row table:style-name="Table6.1">
          <table:table-cell table:style-name="Table6.A1" office:value-type="string">
            <text:h text:style-name="P10" text:outline-level="2"><text:span text:style-name="T2">Original Strength</text:span></text:h>
          </table:table-cell>
          <table:table-cell table:style-name="Table6.A1" office:value-type="string">
            <text:h text:style-name="P10" text:outline-level="2"><text:span text:style-name="T2">Duration of Lingering Aura</text:span></text:h>
          </table:table-cell>
        </table:table-row>
        <table:table-row table:style-name="Table6.1">
          <table:table-cell table:style-name="Table6.A2" office:value-type="string">
            <text:p text:style-name="P8"><text:span text:style-name="T6">Faint</text:span></text:p>
          </table:table-cell>
          <table:table-cell table:style-name="Table6.A2" office:value-type="string">
            <text:p text:style-name="P8"><text:span text:style-name="T6">1d6 rounds</text:span></text:p>
          </table:table-cell>
        </table:table-row>
        <table:table-row table:style-name="Table6.1">
          <table:table-cell table:style-name="Table6.A2" office:value-type="string">
            <text:p text:style-name="P2"><text:span text:style-name="T6">Moderate</text:span></text:p>
          </table:table-cell>
          <table:table-cell table:style-name="Table6.A2" office:value-type="string">
            <text:p text:style-name="P2"><text:span text:style-name="T6">1d6 minutes</text:span></text:p>
          </table:table-cell>
        </table:table-row>
        <table:table-row table:style-name="Table6.1">
          <table:table-cell table:style-name="Table6.A2" office:value-type="string">
            <text:p text:style-name="P2"><text:span text:style-name="T6">Strong</text:span></text:p>
          </table:table-cell>
          <table:table-cell table:style-name="Table6.A2" office:value-type="string">
            <text:p text:style-name="P2"><text:span text:style-name="T6">1d6x10 minutes</text:span></text:p>
          </table:table-cell>
        </table:table-row>
        <table:table-row table:style-name="Table6.1">
          <table:table-cell table:style-name="Table6.A5" office:value-type="string">
            <text:p text:style-name="P8"><text:span text:style-name="T6">Overwhelming</text:span></text:p>
          </table:table-cell>
          <table:table-cell table:style-name="Table6.A5" office:value-type="string">
            <text:p text:style-name="P8"><text:span text:style-name="T6">1d6 days</text:span></text:p>
          </table:table-cell>
        </table:table-row>
      </table:table>
      <text:p text:style-name="P2"><text:span text:style-name="T6">Each round, you can turn to detect undead in a new area. The spell can penetrate barriers, but 1 foot of stone, 1 inch of common metal, a thin sheet of lead, or 3 feet of wood or dirt blocks it.</text:span></text:p>
      <text:p text:style-name="P2"><text:span text:style-name="T8">Arcane Material Component: </text:span><text:span text:style-name="T6">A bit of earth from a grave.</text:span></text:p>
      <text:p text:style-name="P4"/>
      <text:p text:style-name="P2"><text:span text:style-name="T5">Dictum</text:span></text:p>
      <text:p text:style-name="P2"><text:span text:style-name="T6">Evocation [Lawful, Sonic]</text:span></text:p>
      <text:p text:style-name="P2"><text:span text:style-name="T7">Level:</text:span><text:span text:style-name="T6"> Clr 7, Law 7</text:span></text:p>
      <text:p text:style-name="P2"><text:span text:style-name="T7">Components:</text:span><text:span text:style-name="T6"> V</text:span></text:p>
      <text:p text:style-name="P2"><text:span text:style-name="T7">Casting Time:</text:span><text:span text:style-name="T6"> 1 standard action</text:span></text:p>
      <text:p text:style-name="P2"><text:span text:style-name="T7">Range:</text:span><text:span text:style-name="T6"> 40 ft.</text:span></text:p>
      <text:p text:style-name="P2"><text:span text:style-name="T7">Area:</text:span><text:span text:style-name="T6"> Nonlawful creatures in a 40-ft.-radius spread centered on you</text:span></text:p>
      <text:p text:style-name="P2"><text:span text:style-name="T7">Duration:</text:span><text:span text:style-name="T6"> Instantaneous</text:span></text:p>
      <text:p text:style-name="P2"><text:span text:style-name="T7">Saving Throw:</text:span><text:span text:style-name="T6"> None or Will negates; see text</text:span></text:p>
      <text:p text:style-name="P2"><text:span text:style-name="T7">Spell Resistance:</text:span><text:span text:style-name="T6"> Yes</text:span></text:p>
      <text:p text:style-name="P2"><text:span text:style-name="T6">Any nonlawful creature within the area of a </text:span><text:span text:style-name="T8">dictum </text:span><text:span text:style-name="T6">spell suffers the following ill effects.</text:span></text:p>
      <table:table table:name="Table7" table:style-name="Table7">
        <table:table-column table:style-name="Table7.A"/>
        <table:table-column table:style-name="Table7.B"/>
        <text:soft-page-break/>
        <table:table-row table:style-name="Table7.1">
          <table:table-cell table:style-name="Table7.A1" office:value-type="string">
            <text:p text:style-name="P8"><text:span text:style-name="T7">HD</text:span></text:p>
          </table:table-cell>
          <table:table-cell table:style-name="Table7.A1" office:value-type="string">
            <text:p text:style-name="P8"><text:span text:style-name="T7">Effect</text:span></text:p>
          </table:table-cell>
        </table:table-row>
        <table:table-row table:style-name="Table7.1">
          <table:table-cell table:style-name="Table7.A2" office:value-type="string">
            <text:p text:style-name="P8"><text:span text:style-name="T6">Equal to caster level</text:span></text:p>
          </table:table-cell>
          <table:table-cell table:style-name="Table7.A2" office:value-type="string">
            <text:p text:style-name="P8"><text:span text:style-name="T6">Deafened</text:span></text:p>
          </table:table-cell>
        </table:table-row>
        <table:table-row table:style-name="Table7.1">
          <table:table-cell table:style-name="Table7.A2" office:value-type="string">
            <text:p text:style-name="P2"><text:span text:style-name="T6">Up to caster level –1</text:span></text:p>
          </table:table-cell>
          <table:table-cell table:style-name="Table7.A2" office:value-type="string">
            <text:p text:style-name="P2"><text:span text:style-name="T8">Slowed, </text:span><text:span text:style-name="T6">deafened</text:span></text:p>
          </table:table-cell>
        </table:table-row>
        <table:table-row table:style-name="Table7.1">
          <table:table-cell table:style-name="Table7.A2" office:value-type="string">
            <text:p text:style-name="P2"><text:span text:style-name="T6">Up to caster level –5</text:span></text:p>
          </table:table-cell>
          <table:table-cell table:style-name="Table7.A2" office:value-type="string">
            <text:p text:style-name="P2"><text:span text:style-name="T6">Paralyzed, </text:span><text:span text:style-name="T8">slowed, </text:span><text:span text:style-name="T6">deafened</text:span></text:p>
          </table:table-cell>
        </table:table-row>
        <table:table-row table:style-name="Table7.1">
          <table:table-cell table:style-name="Table7.A5" office:value-type="string">
            <text:p text:style-name="P8"><text:span text:style-name="T6">Up to caster level –10</text:span></text:p>
          </table:table-cell>
          <table:table-cell table:style-name="Table7.A5" office:value-type="string">
            <text:p text:style-name="P8"><text:span text:style-name="T6">Killed, paralyzed, </text:span><text:span text:style-name="T8">slowed</text:span><text:span text:style-name="T6">, deafened</text:span></text:p>
          </table:table-cell>
        </table:table-row>
      </table:table>
      <text:p text:style-name="P2"><text:span text:style-name="T6">The effects are cumulative and concurrent. No saving throw is allowed against these effects.</text:span></text:p>
      <text:p text:style-name="P2"><text:span text:style-name="T8">Deafened: </text:span><text:span text:style-name="T6">The creature is deafened for 1d4 rounds.</text:span></text:p>
      <text:p text:style-name="P2"><text:span text:style-name="T8">Slowed: </text:span><text:span text:style-name="T6">The creature is </text:span><text:span text:style-name="T8">slowed, </text:span><text:span text:style-name="T6">as by the </text:span><text:span text:style-name="T8">slow </text:span><text:span text:style-name="T6">spell, for 2d4 rounds.</text:span></text:p>
      <text:p text:style-name="P2"><text:span text:style-name="T8">Paralyzed: </text:span><text:span text:style-name="T6">The creature is paralyzed and helpless for 1d10 minutes.</text:span></text:p>
      <text:p text:style-name="P2"><text:span text:style-name="T8">Killed: </text:span><text:span text:style-name="T6">Living creatures die. Undead creatures are destroyed.</text:span></text:p>
      <text:p text:style-name="P2"><text:span text:style-name="T6">Furthermore, if you are on your home plane when you cast this spell, nonlawful extraplanar creatures within the area are instantly banished back to their home planes. Creatures so banished cannot return for at least 24 hours. This effect takes place regardless of whether the creatures hear the </text:span><text:span text:style-name="T8">dictum. </text:span><text:span text:style-name="T6">The banishment effect allows a Will save (at a –4 penalty) to negate.</text:span></text:p>
      <text:p text:style-name="P2"><text:span text:style-name="T6">Creatures whose HD exceed your caster level are unaffected by </text:span><text:span text:style-name="T8">dictum.</text:span></text:p>
      <text:p text:style-name="P4"/>
      <text:p text:style-name="P2"><text:span text:style-name="T5">Dimension Door</text:span></text:p>
      <text:p text:style-name="P2"><text:span text:style-name="T6">Conjuration (Teleportation)</text:span></text:p>
      <text:p text:style-name="P2"><text:span text:style-name="T7">Level:</text:span><text:span text:style-name="T6"> Brd 4, Sor/Wiz 4, Travel 4</text:span></text:p>
      <text:p text:style-name="P2"><text:span text:style-name="T7">Components:</text:span><text:span text:style-name="T6"> V</text:span></text:p>
      <text:p text:style-name="P2"><text:span text:style-name="T7">Casting Time:</text:span><text:span text:style-name="T6"> 1 standard action</text:span></text:p>
      <text:p text:style-name="P2"><text:span text:style-name="T7">Range:</text:span><text:span text:style-name="T6"> Long (400 ft. + 40 ft./level)</text:span></text:p>
      <text:p text:style-name="P2"><text:span text:style-name="T7">Target:</text:span><text:span text:style-name="T6"> You and touched objects or other touched willing creatures</text:span></text:p>
      <text:p text:style-name="P2"><text:span text:style-name="T7">Duration:</text:span><text:span text:style-name="T6"> Instantaneous</text:span></text:p>
      <text:p text:style-name="P2"><text:span text:style-name="T7">Saving Throw:</text:span><text:span text:style-name="T6"> None and Will negates (object)</text:span></text:p>
      <text:p text:style-name="P2"><text:span text:style-name="T7">Spell Resistance:</text:span><text:span text:style-name="T6"> No and Yes (object)</text:span></text:p>
      <text:p text:style-name="P2"><text:span text:style-name="T6">You instantly transfer yourself from your current location to any other spot within range. You always arrive at exactly the spot desired—whether by simply visualizing the area or by stating direction. After using this spell, you can’t take any other actions until your next turn. You can bring along objects as long as their weight doesn’t exceed your maximum load. You may also bring one additional willing Medium or smaller creature (carrying gear or objects up to its maximum load) or its equivalent per three caster levels. A Large creature counts as two Medium creatures, a Huge creature counts as two Large creatures, and so forth. All creatures to be transported must be in contact with one another, and at least one of those creatures must be in contact with you.</text:span></text:p>
      <text:p text:style-name="P2"><text:span text:style-name="T6">If you arrive in a place that is already occupied by a solid body, you and each creature traveling with you take 1d6 points of damage and are shunted to a random open space on a suitable surface within 100 feet of the intended location.</text:span></text:p>
      <text:p text:style-name="P2"><text:span text:style-name="T6">If there is no free space within 100 feet, you and each creature traveling with you take an additional 2d6 points of damage and are shunted to a free space within 1,000 feet. If there is no free space within 1,000 feet, you and each creature travelling with you take an additional 4d6 points of damage and the spell simply fails.</text:span></text:p>
      <text:p text:style-name="P4"/>
      <text:p text:style-name="P2"><text:span text:style-name="T5">Dimensional Anchor</text:span></text:p>
      <text:p text:style-name="P2"><text:soft-page-break/><text:span text:style-name="T6">Abjuration</text:span></text:p>
      <text:p text:style-name="P2"><text:span text:style-name="T7">Level:</text:span><text:span text:style-name="T6"> Clr 4, Sor/Wiz 4</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Effect:</text:span><text:span text:style-name="T6"> Ray</text:span></text:p>
      <text:p text:style-name="P2"><text:span text:style-name="T7">Duration:</text:span><text:span text:style-name="T6"> 1 min./level</text:span></text:p>
      <text:p text:style-name="P2"><text:span text:style-name="T7">Saving Throw:</text:span><text:span text:style-name="T6"> None</text:span></text:p>
      <text:p text:style-name="P2"><text:span text:style-name="T7">Spell Resistance:</text:span><text:span text:style-name="T6"> Yes (object)</text:span></text:p>
      <text:p text:style-name="P2"><text:span text:style-name="T6">A green ray springs from your outstretched hand. You must make a ranged touch attack to hit the target. Any creature or object struck by the ray is covered with a shimmering emerald field that completely blocks extradimensional travel. Forms of movement barred by a </text:span><text:span text:style-name="T8">dimensional anchor </text:span><text:span text:style-name="T6">include </text:span><text:span text:style-name="T8">astral projection, blink, dimension door, ethereal jaunt, etherealness, gate, maze, plane shift, shadow walk, teleport, </text:span><text:span text:style-name="T6">and similar spell-like or psionic abilities. The spell also prevents the use of a </text:span><text:span text:style-name="T8">gate </text:span><text:span text:style-name="T6">or </text:span><text:span text:style-name="T8">teleportation circle </text:span><text:span text:style-name="T6">for the duration of the spell.</text:span></text:p>
      <text:p text:style-name="P2"><text:span text:style-name="T6">A </text:span><text:span text:style-name="T8">dimensional anchor </text:span><text:span text:style-name="T6">does not interfere with the movement of creatures already in ethereal or astral form when the spell is cast, nor does it block extradimensional perception or attack forms. Also, </text:span><text:span text:style-name="T8">dimensional anchor </text:span><text:span text:style-name="T6">does not prevent summoned creatures from disappearing at the end of a summoning spell.</text:span></text:p>
      <text:p text:style-name="P4"/>
      <text:p text:style-name="P2"><text:span text:style-name="T5">Dimensional Lock</text:span></text:p>
      <text:p text:style-name="P2"><text:span text:style-name="T6">Abjuration</text:span></text:p>
      <text:p text:style-name="P2"><text:span text:style-name="T7">Level:</text:span><text:span text:style-name="T6"> Clr 8, Sor/Wiz 8</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Area:</text:span><text:span text:style-name="T6"> 20-ft.-radius emanation centered on a point in space</text:span></text:p>
      <text:p text:style-name="P2"><text:span text:style-name="T7">Duration:</text:span><text:span text:style-name="T6"> One day/level</text:span></text:p>
      <text:p text:style-name="P2"><text:span text:style-name="T7">Saving Throw:</text:span><text:span text:style-name="T6"> None</text:span></text:p>
      <text:p text:style-name="P2"><text:span text:style-name="T7">Spell Resistance:</text:span><text:span text:style-name="T6"> Yes</text:span></text:p>
      <text:p text:style-name="P2"><text:span text:style-name="T6">You create a shimmering emerald barrier that completely blocks extradimensional travel. Forms of movement barred include </text:span><text:span text:style-name="T8">astral projection, blink, dimension door, ethereal jaunt, etherealness, gate, maze, plane shift, shadow walk, teleport, </text:span><text:span text:style-name="T6">and similar spell-like or psionic abilities. Once </text:span><text:span text:style-name="T8">dimensional lock </text:span><text:span text:style-name="T6">is in place, extradimensional travel into or out of the area is not possible.</text:span></text:p>
      <text:p text:style-name="P2"><text:span text:style-name="T6">A </text:span><text:span text:style-name="T8">dimensional lock </text:span><text:span text:style-name="T6">does not interfere with the movement of creatures already in ethereal or astral form when the spell is cast, nor does it block extradimensional perception or attack forms. Also, the spell does not prevent summoned creatures from disappearing at the end of a summoning spell.</text:span></text:p>
      <text:p text:style-name="P4"><text:soft-page-break/></text:p>
      <text:p text:style-name="P2"><text:span text:style-name="T5">Diminish Plants</text:span></text:p>
      <text:p text:style-name="P2"><text:span text:style-name="T6">Transmutation</text:span></text:p>
      <text:p text:style-name="P2"><text:span text:style-name="T7">Level:</text:span><text:span text:style-name="T6"> Drd 3, Rgr 3</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See text</text:span></text:p>
      <text:p text:style-name="P2"><text:span text:style-name="T7">Target or Area:</text:span><text:span text:style-name="T6"> See text</text:span></text:p>
      <text:p text:style-name="P2"><text:span text:style-name="T7">Duration:</text:span><text:span text:style-name="T6"> Instantaneous</text:span></text:p>
      <text:p text:style-name="P2"><text:span text:style-name="T7">Saving Throw:</text:span><text:span text:style-name="T6"> None</text:span></text:p>
      <text:p text:style-name="P2"><text:span text:style-name="T7">Spell Resistance:</text:span><text:span text:style-name="T6"> No</text:span></text:p>
      <text:p text:style-name="P2"><text:span text:style-name="T6">This spell has two versions.</text:span></text:p>
      <text:p text:style-name="P2"><text:span text:style-name="T8">Prune Growth: </text:span><text:span text:style-name="T6">This version causes normal vegetation within long range (400 feet + 40 feet per level) to shrink to about one-third of their normal size, becoming untangled and less bushy. The affected vegetation appears to have been carefully pruned and trimmed.</text:span></text:p>
      <text:p text:style-name="P2"><text:span text:style-name="T6">At your option, the area can be a 100- foot-radius circle, a 150-foot-radius semicircle, or a 200-foot-radius quarter-circle.</text:span></text:p>
      <text:p text:style-name="P2"><text:span text:style-name="T6">You may also designate portions of the area that are not affected.</text:span></text:p>
      <text:p text:style-name="P2"><text:span text:style-name="T8">Stunt Growth: </text:span><text:span text:style-name="T6">This version targets normal plants within a range of 1/2 mile, reducing their potential productivity over the course of the following year to one third below normal.</text:span></text:p>
      <text:p text:style-name="P2"><text:span text:style-name="T8">Diminish plants </text:span><text:span text:style-name="T6">counters </text:span><text:span text:style-name="T8">plant growth</text:span><text:span text:style-name="T6">.</text:span></text:p>
      <text:p text:style-name="P2"><text:span text:style-name="T6">This spell has no effect on plant creatures.</text:span></text:p>
      <text:p text:style-name="P4"/>
      <text:p text:style-name="P2"><text:span text:style-name="T5">Discern Lies</text:span></text:p>
      <text:p text:style-name="P2"><text:span text:style-name="T6">Divination</text:span></text:p>
      <text:p text:style-name="P2"><text:span text:style-name="T7">Level:</text:span><text:span text:style-name="T6"> Clr 4, Pal 3</text:span></text:p>
      <text:p text:style-name="P2"><text:span text:style-name="T7">Components:</text:span><text:span text:style-name="T6"> V, S, DF</text:span></text:p>
      <text:p text:style-name="P2"><text:span text:style-name="T7">Casting Time:</text:span><text:span text:style-name="T6"> 1 standard action</text:span></text:p>
      <text:p text:style-name="P2"><text:soft-page-break/><text:span text:style-name="T7">Range:</text:span><text:span text:style-name="T6"> Close (25 ft. + 5 ft./2 levels)</text:span></text:p>
      <text:p text:style-name="P2"><text:span text:style-name="T7">Targets:</text:span><text:span text:style-name="T6"> One creature/level, no two of which can be more than 30 ft. apart</text:span></text:p>
      <text:p text:style-name="P2"><text:span text:style-name="T7">Duration:</text:span><text:span text:style-name="T6"> Concentration, up to 1 round/level</text:span></text:p>
      <text:p text:style-name="P2"><text:span text:style-name="T7">Saving Throw: </text:span><text:span text:style-name="T6">Will negates</text:span></text:p>
      <text:p text:style-name="P2"><text:span text:style-name="T7">Spell Resistance:</text:span><text:span text:style-name="T6"> No</text:span></text:p>
      <text:p text:style-name="P2"><text:span text:style-name="T6">Each round, you concentrate on one subject, who must be within range. You know if the subject deliberately and knowingly speaks a lie by discerning disturbances in its aura caused by lying. The spell does not reveal the truth, uncover unintentional inaccuracies, or necessarily reveal evasions.</text:span></text:p>
      <text:p text:style-name="P2"><text:span text:style-name="T6">Each round, you may concentrate on a different subject.</text:span></text:p>
      <text:p text:style-name="P4"/>
      <text:p text:style-name="P2"><text:span text:style-name="T5">Discern Location</text:span></text:p>
      <text:p text:style-name="P2"><text:span text:style-name="T6">Divination</text:span></text:p>
      <text:p text:style-name="P2"><text:span text:style-name="T7">Level:</text:span><text:span text:style-name="T6"> Clr 8, Knowledge 8, Sor/Wiz 8</text:span></text:p>
      <text:p text:style-name="P2"><text:span text:style-name="T7">Components:</text:span><text:span text:style-name="T6"> V, S, DF</text:span></text:p>
      <text:p text:style-name="P2"><text:span text:style-name="T7">Casting Time:</text:span><text:span text:style-name="T6"> 10 minutes</text:span></text:p>
      <text:p text:style-name="P2"><text:span text:style-name="T7">Range:</text:span><text:span text:style-name="T6"> Unlimited</text:span></text:p>
      <text:p text:style-name="P2"><text:span text:style-name="T7">Target:</text:span><text:span text:style-name="T6"> One creature or object</text:span></text:p>
      <text:p text:style-name="P2"><text:span text:style-name="T7">Duration:</text:span><text:span text:style-name="T6"> Instantaneous</text:span></text:p>
      <text:p text:style-name="P2"><text:span text:style-name="T7">Saving Throw:</text:span><text:span text:style-name="T6"> None</text:span></text:p>
      <text:p text:style-name="P2"><text:span text:style-name="T7">Spell Resistance:</text:span><text:span text:style-name="T6"> No</text:span></text:p>
      <text:p text:style-name="P2"><text:span text:style-name="T6">A </text:span><text:span text:style-name="T8">discern location </text:span><text:span text:style-name="T6">spell is among the most powerful means of locating creatures or objects. Nothing short of a </text:span><text:span text:style-name="T8">mind blank </text:span><text:span text:style-name="T6">spell or the direct intervention of a deity keeps you from learning the exact location of a single individual or object. </text:span><text:span text:style-name="T8">Discern location </text:span><text:span text:style-name="T6">circumvents normal means of protection from scrying or location. The spell reveals the name of the creature or object’s location (place, name, business name, building name, or the like), community, county (or similar political division), country, continent, and the plane of existence where the target lies.</text:span></text:p>
      <text:p text:style-name="P2"><text:span text:style-name="T6">To find a creature with the spell, you must have seen the creature or have some item that once belonged to it. To find an object, you must have touched it at least once.</text:span></text:p>
      <text:p text:style-name="P4"/>
      <text:p text:style-name="P2"><text:span text:style-name="T5">Disguise Self</text:span></text:p>
      <text:p text:style-name="P2"><text:span text:style-name="T6">Illusion (Glamer)</text:span></text:p>
      <text:p text:style-name="P2"><text:span text:style-name="T7">Level:</text:span><text:span text:style-name="T6"> Brd 1, Sor/Wiz 1, Trickery 1</text:span></text:p>
      <text:p text:style-name="P2"><text:soft-page-break/><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10 min./level (D)</text:span></text:p>
      <text:p text:style-name="P2"><text:span text:style-name="T6">You make yourself—including clothing, armor, weapons, and equipment—look different. You can seem 1 foot shorter or taller, thin, fat, or in between. You cannot change your body type. Otherwise, the extent of the apparent change is up to you. You could add or obscure a minor feature or look like an entirely different person.</text:span></text:p>
      <text:p text:style-name="P2"><text:span text:style-name="T6">The spell does not provide the abilities or mannerisms of the chosen form, nor does it alter the perceived tactile (touch) or audible (sound) properties of you or your equipment. </text:span></text:p>
      <text:p text:style-name="P2"><text:span text:style-name="T6">If you use this spell to create a disguise, you get a +10 bonus on the Disguise check.</text:span></text:p>
      <text:p text:style-name="P2"><text:span text:style-name="T6">A creature that interacts with the glamer gets a Will save to recognize it as an illusion.</text:span></text:p>
      <text:p text:style-name="P4"/>
      <text:p text:style-name="P2"><text:span text:style-name="T5">Disintegrate</text:span></text:p>
      <text:p text:style-name="P2"><text:span text:style-name="T6">Transmutation</text:span></text:p>
      <text:p text:style-name="P2"><text:span text:style-name="T7">Level:</text:span><text:span text:style-name="T6"> Destruction 7, Sor/Wiz 6</text:span></text:p>
      <text:p text:style-name="P2"><text:span text:style-name="T7">Components:</text:span><text:span text:style-name="T6"> V, S, M/DF</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Effect:</text:span><text:span text:style-name="T6"> Ray</text:span></text:p>
      <text:p text:style-name="P2"><text:span text:style-name="T7">Duration:</text:span><text:span text:style-name="T6"> Instantaneous</text:span></text:p>
      <text:p text:style-name="P2"><text:span text:style-name="T7">Saving Throw:</text:span><text:span text:style-name="T6"> Fortitude partial (object)</text:span></text:p>
      <text:p text:style-name="P2"><text:span text:style-name="T7">Spell Resistance:</text:span><text:span text:style-name="T6"> Yes</text:span></text:p>
      <text:p text:style-name="P2"><text:span text:style-name="T6">A thin, green ray springs from your pointing finger. You must make a successful ranged touch attack to hit. Any creature struck by the ray takes 2d6 points of damage per caster level (to a maximum of 40d6). Any creature reduced to 0 or fewer hit points by this spell is entirely disintegrated, leaving behind only a trace of fine dust. A disintegrated creature’s equipment is unaffected.</text:span></text:p>
      <text:p text:style-name="P2"><text:span text:style-name="T6">When used against an object, the ray simply disintegrates as much as one 10- foot cube of nonliving matter. Thus, the spell disintegrates only part of any very large object or structure targeted. The ray affects even objects constructed entirely of force, such as </text:span><text:span text:style-name="T8">forceful hand </text:span><text:span text:style-name="T6">or a </text:span><text:span text:style-name="T8">wall of force</text:span><text:span text:style-name="T6">, but not magical effects such as a </text:span><text:span text:style-name="T8">globe of invulnerability </text:span><text:span text:style-name="T6">or an </text:span><text:span text:style-name="T8">antimagic field.</text:span></text:p>
      <text:p text:style-name="P2"><text:span text:style-name="T6">A creature or object that makes a successful Fortitude save is partially affected, taking only 5d6 points of damage. If this damage reduces the creature or object to 0 or fewer hit points, it is entirely disintegrated.</text:span></text:p>
      <text:p text:style-name="P2"><text:span text:style-name="T6">Only the first creature or object struck can be affected; that is, the ray affects only one target per casting.</text:span></text:p>
      <text:p text:style-name="P2"><text:soft-page-break/><text:span text:style-name="T8">Arcane Material Component: </text:span><text:span text:style-name="T6">A lodestone and a pinch of dust.</text:span></text:p>
      <text:p text:style-name="P4"/>
      <text:p text:style-name="P2"><text:span text:style-name="T5">Dismissal</text:span></text:p>
      <text:p text:style-name="P2"><text:span text:style-name="T6">Abjuration</text:span></text:p>
      <text:p text:style-name="P2"><text:span text:style-name="T7">Level:</text:span><text:span text:style-name="T6"> Clr 4, Sor/Wiz 5</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text:span><text:span text:style-name="T6"> One extraplanar creature</text:span></text:p>
      <text:p text:style-name="P2"><text:span text:style-name="T7">Duration:</text:span><text:span text:style-name="T6"> Instantaneous</text:span></text:p>
      <text:p text:style-name="P2"><text:span text:style-name="T7">Saving Throw: </text:span><text:span text:style-name="T6">Will negates; see text</text:span></text:p>
      <text:p text:style-name="P2"><text:span text:style-name="T7">Spell Resistance:</text:span><text:span text:style-name="T6"> Yes</text:span></text:p>
      <text:p text:style-name="P2"><text:span text:style-name="T6">This spell forces an extraplanar creature back to its proper plane if it fails a special Will save (DC = spell’s save DC – creature’s HD + your caster level). If the spell is successful, the creature is instantly whisked away, but there is a 20% chance of actually sending the subject to a plane other than its own.</text:span></text:p>
      <text:p text:style-name="P4"/>
      <text:p text:style-name="P2"><text:span text:style-name="T5">Dispel Chaos</text:span></text:p>
      <text:p text:style-name="P2"><text:span text:style-name="T6">Abjuration [Lawful]</text:span></text:p>
      <text:p text:style-name="P2"><text:span text:style-name="T7">Level:</text:span><text:span text:style-name="T6"> Clr 5, Law 5, Pal 4</text:span></text:p>
      <text:p text:style-name="P2"><text:span text:style-name="T6">This spell functions like </text:span><text:span text:style-name="T8">dispel evil</text:span><text:span text:style-name="T6">, except that you are surrounded by constant, blue, lawful energy, and the spell affects chaotic creatures and spells rather than evil ones.</text:span></text:p>
      <text:p text:style-name="P4"/>
      <text:p text:style-name="P2"><text:span text:style-name="T5">Dispel Evil</text:span></text:p>
      <text:p text:style-name="P2"><text:span text:style-name="T6">Abjuration [Good]</text:span></text:p>
      <text:p text:style-name="P2"><text:span text:style-name="T7">Level:</text:span><text:span text:style-name="T6"> Clr 5, Good 5, Pal 4</text:span></text:p>
      <text:p text:style-name="P2"><text:span text:style-name="T7">Components:</text:span><text:span text:style-name="T6"> V, S, DF</text:span></text:p>
      <text:p text:style-name="P2"><text:span text:style-name="T7">Casting Time:</text:span><text:span text:style-name="T6"> 1 standard action</text:span></text:p>
      <text:p text:style-name="P2"><text:soft-page-break/><text:span text:style-name="T7">Range:</text:span><text:span text:style-name="T6"> Touch</text:span></text:p>
      <text:p text:style-name="P2"><text:span text:style-name="T7">Target or Targets:</text:span><text:span text:style-name="T6"> You and a touched evil creature from another plane; or you and an enchantment or evil spell on a touched creature or object</text:span></text:p>
      <text:p text:style-name="P2"><text:span text:style-name="T7">Duration:</text:span><text:span text:style-name="T6"> 1 round/level or until discharged, whichever comes first</text:span></text:p>
      <text:p text:style-name="P2"><text:span text:style-name="T7">Saving Throw:</text:span><text:span text:style-name="T6"> See text</text:span></text:p>
      <text:p text:style-name="P2"><text:span text:style-name="T7">Spell Resistance:</text:span><text:span text:style-name="T6"> See text</text:span></text:p>
      <text:p text:style-name="P2"><text:span text:style-name="T6">Shimmering, white, holy energy surrounds you. This power has three effects.</text:span></text:p>
      <text:p text:style-name="P2"><text:span text:style-name="T6">First, you gain a +4 deflection bonus to AC against attacks by evil creatures.</text:span></text:p>
      <text:p text:style-name="P2"><text:span text:style-name="T6">Second, on making a successful melee touch attack against an evil creature from another plane, you can choose to drive that creature back to its home plane. The creature can negate the effects with a successful Will save (spell resistance applies). This use discharges and ends the spell.</text:span></text:p>
      <text:p text:style-name="P2"><text:span text:style-name="T6">Third, with a touch you can automatically dispel any one enchantment spell cast by an evil creature or any one evil spell. </text:span><text:span text:style-name="T8">Exception: </text:span><text:span text:style-name="T6">Spells that can’t be dispelled by </text:span><text:span text:style-name="T8">dispel magic </text:span><text:span text:style-name="T6">also can’t be dispelled by </text:span><text:span text:style-name="T8">dispel evil</text:span><text:span text:style-name="T6">. Saving throws and spell resistance do not apply to this effect. This use discharges and ends the spell.</text:span></text:p>
      <text:p text:style-name="P4"/>
      <text:p text:style-name="P2"><text:span text:style-name="T5">Dispel Good</text:span></text:p>
      <text:p text:style-name="P2"><text:span text:style-name="T6">Abjuration [Evil]</text:span></text:p>
      <text:p text:style-name="P2"><text:span text:style-name="T7">Level:</text:span><text:span text:style-name="T6"> Clr 5, Evil 5</text:span></text:p>
      <text:p text:style-name="P2"><text:span text:style-name="T6">This spell functions like </text:span><text:span text:style-name="T8">dispel evil</text:span><text:span text:style-name="T6">, except that you are surrounded by dark, wavering, unholy energy, and the spell affects good creatures and spells rather than evil ones.</text:span></text:p>
      <text:p text:style-name="P4"/>
      <text:p text:style-name="P2"><text:span text:style-name="T5">Dispel Law</text:span></text:p>
      <text:p text:style-name="P2"><text:span text:style-name="T6">Abjuration [Chaotic]</text:span></text:p>
      <text:p text:style-name="P2"><text:span text:style-name="T7">Level:</text:span><text:span text:style-name="T6"> Chaos 5, Clr 5</text:span></text:p>
      <text:p text:style-name="P2"><text:span text:style-name="T6">This spell functions like </text:span><text:span text:style-name="T8">dispel evil</text:span><text:span text:style-name="T6">, except that you are surrounded by flickering, yellow, chaotic energy, and the spell affects lawful creatures and spells rather than evil ones.</text:span></text:p>
      <text:p text:style-name="P4"/>
      <text:p text:style-name="P2"><text:span text:style-name="T5">Dispel Magic</text:span></text:p>
      <text:p text:style-name="P2"><text:span text:style-name="T6">Abjuration</text:span></text:p>
      <text:p text:style-name="P2"><text:span text:style-name="T7">Level:</text:span><text:span text:style-name="T6"> Brd 3, Clr 3, Drd 4, Magic 3, Pal 3, Sor/Wiz 3</text:span></text:p>
      <text:p text:style-name="P2"><text:span text:style-name="T7">Components:</text:span><text:span text:style-name="T6"> V, S</text:span></text:p>
      <text:p text:style-name="P2"><text:soft-page-break/><text:span text:style-name="T7">Casting Time:</text:span><text:span text:style-name="T6"> 1 standard action</text:span></text:p>
      <text:p text:style-name="P2"><text:span text:style-name="T7">Range: </text:span><text:span text:style-name="T6">Medium (100 ft. + 10 ft./level)</text:span></text:p>
      <text:p text:style-name="P2"><text:span text:style-name="T7">Target or Area:</text:span><text:span text:style-name="T6"> One spellcaster, creature, or object; or 20-ft.-radius burst</text:span></text:p>
      <text:p text:style-name="P2"><text:span text:style-name="T7">Duration:</text:span><text:span text:style-name="T6"> Instantaneous</text:span></text:p>
      <text:p text:style-name="P2"><text:span text:style-name="T7">Saving Throw:</text:span><text:span text:style-name="T6"> None</text:span></text:p>
      <text:p text:style-name="P2"><text:span text:style-name="T7">Spell Resistance:</text:span><text:span text:style-name="T6"> No</text:span></text:p>
      <text:p text:style-name="P2"><text:span text:style-name="T6">You can use </text:span><text:span text:style-name="T8">dispel magic </text:span><text:span text:style-name="T6">to end ongoing spells that have been cast on a creature or object, to temporarily suppress the magical abilities of a magic item, to end ongoing spells (or at least their effects) within an area, or to counter another spellcaster’s spell. A dispelled spell ends as if its duration had expired. Some spells, as detailed in their descriptions, can’t be defeated by </text:span><text:span text:style-name="T8">dispel magic</text:span><text:span text:style-name="T6">. </text:span><text:span text:style-name="T8">Dispel magic </text:span><text:span text:style-name="T6">can dispel (but not counter) spell-like effects just as it does spells.</text:span></text:p>
      <text:p text:style-name="P2"><text:span text:style-name="T8">Note: </text:span><text:span text:style-name="T6">The effect of a spell with an instantaneous duration can’t be dispelled, because the magical effect is already over before the </text:span><text:span text:style-name="T8">dispel magic </text:span><text:span text:style-name="T6">can take effect. </text:span></text:p>
      <text:p text:style-name="P2"><text:span text:style-name="T6">You choose to use </text:span><text:span text:style-name="T8">dispel magic </text:span><text:span text:style-name="T6">in one of three ways: a targeted dispel, an area dispel, or a counterspell:</text:span></text:p>
      <text:p text:style-name="P2"><text:span text:style-name="T8">Targeted Dispel: </text:span><text:span text:style-name="T6">One object, creature, or spell is the target of the </text:span><text:span text:style-name="T8">dispel magic </text:span><text:span text:style-name="T6">spell. You make a dispel check (1d20 + your caster level, maximum +10) against the spell or against each ongoing spell currently in effect on the object or creature. The DC for this dispel check is 11 + the spell’s caster level. If you succeed on a particular check, that spell is dispelled; if you fail, that spell remains in effect.</text:span></text:p>
      <text:p text:style-name="P2"><text:span text:style-name="T6">If you target an object or creature that is the effect of an ongoing spell (such as a monster summoned by </text:span><text:span text:style-name="T8">monster summoning</text:span><text:span text:style-name="T6">), you make a dispel check to end the spell that conjured the object or creature.</text:span></text:p>
      <text:p text:style-name="P2"><text:span text:style-name="T6">If the object that you target is a magic item, you make a dispel check against the item’s caster level. If you succeed, all the item’s magical properties are suppressed for 1d4 rounds, after which the item recovers on its own. A suppressed item becomes nonmagical for the duration of the effect. An interdimensional interface (such as a </text:span><text:span text:style-name="T8">bag of holding</text:span><text:span text:style-name="T6">) is temporarily closed. A magic item’s physical properties are unchanged: A suppressed magic sword is still a sword (a masterwork sword, in fact). Artifacts and deities are unaffected by mortal magic such as this.</text:span></text:p>
      <text:p text:style-name="P2"><text:span text:style-name="T6">You automatically succeed on your dispel check against any spell that you cast yourself.</text:span></text:p>
      <text:p text:style-name="P2"><text:span text:style-name="T8">Area Dispel: </text:span><text:span text:style-name="T6">When </text:span><text:span text:style-name="T8">dispel magic </text:span><text:span text:style-name="T6">is used in this way, the spell affects everything within a 20-foot radius.</text:span></text:p>
      <text:p text:style-name="P2"><text:span text:style-name="T6">For each creature within the area that is the subject of one or more spells, you make a dispel check against the spell with the highest caster level. If that check fails, you make dispel checks against progressively weaker spells until you dispel one spell (which discharges the </text:span><text:span text:style-name="T8">dispel magic </text:span><text:span text:style-name="T6">spell so far as that target is concerned) or until you fail all your checks. The creature’s magic items are not affected.</text:span></text:p>
      <text:p text:style-name="P2"><text:span text:style-name="T6">For each object within the area that is the target of one or more spells, you make dispel checks as with creatures. Magic items are not affected by an area dispel.</text:span></text:p>
      <text:p text:style-name="P2"><text:span text:style-name="T6">For each ongoing area or effect spell whose point of origin is within the area of the </text:span><text:span text:style-name="T8">dispel magic </text:span><text:span text:style-name="T6">spell, you can make a dispel check to dispel the spell.</text:span></text:p>
      <text:p text:style-name="P2"><text:span text:style-name="T6">For each ongoing spell whose area overlaps that of the </text:span><text:span text:style-name="T8">dispel magic </text:span><text:span text:style-name="T6">spell, you can make a dispel check to end the effect, but only within the overlapping area.</text:span></text:p>
      <text:p text:style-name="P2"><text:span text:style-name="T6">If an object or creature that is the effect of an ongoing spell (such as a monster summoned by </text:span><text:span text:style-name="T8">monster summoning</text:span><text:span text:style-name="T6">) is in the area, you can make a dispel check to end the spell that conjured that object or creature (returning it whence it came) in addition to attempting to dispel spells targeting the creature or object.</text:span></text:p>
      <text:p text:style-name="P2"><text:span text:style-name="T6">You may choose to automatically succeed on dispel checks against any spell that you have cast.</text:span></text:p>
      <text:p text:style-name="P2"><text:span text:style-name="T8">Counterspell: </text:span><text:span text:style-name="T6">When </text:span><text:span text:style-name="T8">dispel magic </text:span><text:span text:style-name="T6">is used in this way, the spell targets a spellcaster and is cast as a counterspell. Unlike a true counterspell, however, </text:span><text:span text:style-name="T8">dispel magic </text:span><text:span text:style-name="T6">may not work; you must make a dispel check to counter the other spellcaster’s spell.</text:span></text:p>
      <text:p text:style-name="P4"/>
      <text:p text:style-name="P2"><text:span text:style-name="T5">Dispel Magic, Greater</text:span></text:p>
      <text:p text:style-name="P2"><text:span text:style-name="T6">Abjuration</text:span></text:p>
      <text:p text:style-name="P2"><text:soft-page-break/><text:span text:style-name="T7">Level:</text:span><text:span text:style-name="T6"> Brd 5, Clr 6, Drd 6, Sor/Wiz 6</text:span></text:p>
      <text:p text:style-name="P2"><text:span text:style-name="T6">This spell functions like </text:span><text:span text:style-name="T8">dispel magic</text:span><text:span text:style-name="T6">, except that the maximum caster level on your dispel check is +20 instead of +10.</text:span></text:p>
      <text:p text:style-name="P2"><text:span text:style-name="T6">Additionally, </text:span><text:span text:style-name="T8">greater dispel magic </text:span><text:span text:style-name="T6">has a chance to dispel any effect that </text:span><text:span text:style-name="T8">remove curse </text:span><text:span text:style-name="T6">can remove, even if </text:span><text:span text:style-name="T8">dispel magic </text:span><text:span text:style-name="T6">can’t dispel that effect.</text:span></text:p>
      <text:p text:style-name="P4"/>
      <text:p text:style-name="P2"><text:span text:style-name="T5">Displacement</text:span></text:p>
      <text:p text:style-name="P2"><text:span text:style-name="T6">Illusion (Glamer)</text:span></text:p>
      <text:p text:style-name="P2"><text:span text:style-name="T7">Level:</text:span><text:span text:style-name="T6"> Brd 3, Sor/Wiz 3</text:span></text:p>
      <text:p text:style-name="P2"><text:span text:style-name="T7">Components:</text:span><text:span text:style-name="T6"> V, M</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1 round/level (D)</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6">The subject of this spell appears to be about 2 feet away from its true location. The creature benefits from a 50% miss chance as if it had total concealment. However, unlike actual total concealment, </text:span><text:span text:style-name="T8">displacement </text:span><text:span text:style-name="T6">does not prevent enemies from targeting the creature normally. </text:span><text:span text:style-name="T8">True seeing </text:span><text:span text:style-name="T6">reveals its true location.</text:span></text:p>
      <text:p text:style-name="P2"><text:span text:style-name="T8">Material Component: </text:span><text:span text:style-name="T6">A small strip of leather twisted into a loop.</text:span></text:p>
      <text:p text:style-name="P4"/>
      <text:p text:style-name="P2"><text:span text:style-name="T5">Disrupt Undead</text:span></text:p>
      <text:p text:style-name="P2"><text:span text:style-name="T6">Necromancy</text:span></text:p>
      <text:p text:style-name="P2"><text:span text:style-name="T7">Level:</text:span><text:span text:style-name="T6"> Sor/Wiz 0</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Effect:</text:span><text:span text:style-name="T6"> Ray</text:span></text:p>
      <text:p text:style-name="P2"><text:soft-page-break/><text:span text:style-name="T7">Duration:</text:span><text:span text:style-name="T6"> Instantaneous</text:span></text:p>
      <text:p text:style-name="P2"><text:span text:style-name="T7">Saving Throw:</text:span><text:span text:style-name="T6"> None</text:span></text:p>
      <text:p text:style-name="P2"><text:span text:style-name="T7">Spell Resistance:</text:span><text:span text:style-name="T6"> Yes</text:span></text:p>
      <text:p text:style-name="P2"><text:span text:style-name="T6">You direct a ray of positive energy. You must make a ranged touch attack to hit, and if the ray hits an undead creature, it deals 1d6 points of damage to it.</text:span></text:p>
      <text:p text:style-name="P4"/>
      <text:p text:style-name="P2"><text:span text:style-name="T5">Disrupting Weapon</text:span></text:p>
      <text:p text:style-name="P2"><text:span text:style-name="T6">Transmutation</text:span></text:p>
      <text:p text:style-name="P2"><text:span text:style-name="T7">Level:</text:span><text:span text:style-name="T6"> Clr 5</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s:</text:span><text:span text:style-name="T6"> One melee weapon</text:span></text:p>
      <text:p text:style-name="P2"><text:span text:style-name="T7">Duration:</text:span><text:span text:style-name="T6"> 1 round/level</text:span></text:p>
      <text:p text:style-name="P2"><text:span text:style-name="T7">Saving Throw: </text:span><text:span text:style-name="T6">Will negates (harmless, object); see text</text:span></text:p>
      <text:p text:style-name="P2"><text:span text:style-name="T7">Spell Resistance:</text:span><text:span text:style-name="T6"> Yes (harmless, object)</text:span></text:p>
      <text:p text:style-name="P2"><text:span text:style-name="T6">This spell makes a melee weapon deadly to undead. Any undead creature with HD equal to or less than your caster level must succeed on a Will save or be destroyed utterly if struck in combat with this weapon. Spell resistance does not apply against the destruction effect.</text:span></text:p>
      <text:p text:style-name="P4"/>
      <text:p text:style-name="P2"><text:span text:style-name="T5">Divination</text:span></text:p>
      <text:p text:style-name="P2"><text:span text:style-name="T6">Divination</text:span></text:p>
      <text:p text:style-name="P2"><text:span text:style-name="T7">Level:</text:span><text:span text:style-name="T6"> Clr 4, Knowledge 4</text:span></text:p>
      <text:p text:style-name="P2"><text:span text:style-name="T7">Components:</text:span><text:span text:style-name="T6"> V, S, M</text:span></text:p>
      <text:p text:style-name="P2"><text:span text:style-name="T7">Casting Time:</text:span><text:span text:style-name="T6"> 10 minutes</text:span></text:p>
      <text:p text:style-name="P2"><text:span text:style-name="T7">Range:</text:span><text:span text:style-name="T6"> Personal</text:span></text:p>
      <text:p text:style-name="P2"><text:span text:style-name="T7">Target:</text:span><text:span text:style-name="T6"> You</text:span></text:p>
      <text:p text:style-name="P2"><text:soft-page-break/><text:span text:style-name="T7">Duration:</text:span><text:span text:style-name="T6"> Instantaneous </text:span></text:p>
      <text:p text:style-name="P2"><text:span text:style-name="T6">Similar to </text:span><text:span text:style-name="T8">augury </text:span><text:span text:style-name="T6">but more powerful, a </text:span><text:span text:style-name="T8">divination </text:span><text:span text:style-name="T6">spell can provide you with a useful piece of advice in reply to a question concerning a specific goal, event, or activity that is to occur within one week. The advice can be as simple as a short phrase, or it might take the form of a cryptic rhyme or omen. If your party doesn’t act on the information, the conditions may change so that the information is no longer useful. The base chance for a correct </text:span><text:span text:style-name="T8">divination </text:span><text:span text:style-name="T6">is 70% + 1% per caster level, to a maximum of 90%. If the dice roll fails, you know the spell failed, unless specific magic yielding false information is at work.</text:span></text:p>
      <text:p text:style-name="P2"><text:span text:style-name="T6">As with </text:span><text:span text:style-name="T8">augury</text:span><text:span text:style-name="T6">, multiple </text:span><text:span text:style-name="T8">divinations </text:span><text:span text:style-name="T6">about the same topic by the same caster use the same dice result as the first </text:span><text:span text:style-name="T8">divination </text:span><text:span text:style-name="T6">spell and yield the same answer each time.</text:span></text:p>
      <text:p text:style-name="P2"><text:span text:style-name="T8">Material Component: </text:span><text:span text:style-name="T6">Incense and a sacrificial offering appropriate to your religion, together worth at least 25 gp.</text:span></text:p>
      <text:p text:style-name="P4"/>
      <text:p text:style-name="P2"><text:span text:style-name="T5">Divine Favor</text:span></text:p>
      <text:p text:style-name="P2"><text:span text:style-name="T6">Evocation</text:span></text:p>
      <text:p text:style-name="P2"><text:span text:style-name="T7">Level:</text:span><text:span text:style-name="T6"> Clr 1, Pal 1</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1 minute</text:span></text:p>
      <text:p text:style-name="P2"><text:span text:style-name="T6">Calling upon the strength and wisdom of a deity, you gain a +1 luck bonus on attack and weapon damage rolls for every three caster levels you have (at least +1, maximum +6). The bonus doesn’t apply to spell damage.</text:span></text:p>
      <text:p text:style-name="P4"/>
      <text:p text:style-name="P2"><text:span text:style-name="T5">Divine Power</text:span></text:p>
      <text:p text:style-name="P2"><text:span text:style-name="T6">Evocation</text:span></text:p>
      <text:p text:style-name="P2"><text:span text:style-name="T7">Level:</text:span><text:span text:style-name="T6"> Clr 4, War 4</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Personal</text:span></text:p>
      <text:p text:style-name="P2"><text:span text:style-name="T7">Target:</text:span><text:span text:style-name="T6"> You</text:span></text:p>
      <text:p text:style-name="P2"><text:span text:style-name="T7">Duration:</text:span><text:span text:style-name="T6"> 1 round/level</text:span></text:p>
      <text:p text:style-name="P2"><text:span text:style-name="T6">Calling upon the divine power of your patron, you imbue yourself with strength and skill in combat. Your base attack bonus becomes equal to your character level (which may give you additional attacks), you gain a +6 enhancement bonus to Strength, and you gain 1 temporary hit point per caster level.</text:span></text:p>
      <text:p text:style-name="P4"><text:soft-page-break/></text:p>
      <text:p text:style-name="P2"><text:span text:style-name="T5">Dominate Animal</text:span></text:p>
      <text:p text:style-name="P2"><text:span text:style-name="T6">Enchantment (Compulsion) [Mind-Affecting]</text:span></text:p>
      <text:p text:style-name="P2"><text:span text:style-name="T7">Level:</text:span><text:span text:style-name="T6"> Animal 3, Drd 3</text:span></text:p>
      <text:p text:style-name="P2"><text:span text:style-name="T7">Components:</text:span><text:span text:style-name="T6"> V, S</text:span></text:p>
      <text:p text:style-name="P2"><text:span text:style-name="T7">Casting Time:</text:span><text:span text:style-name="T6"> 1 round</text:span></text:p>
      <text:p text:style-name="P2"><text:span text:style-name="T7">Range:</text:span><text:span text:style-name="T6"> Close (25 ft. + 5 ft./2 levels)</text:span></text:p>
      <text:p text:style-name="P2"><text:span text:style-name="T7">Target:</text:span><text:span text:style-name="T6"> One animal</text:span></text:p>
      <text:p text:style-name="P2"><text:span text:style-name="T7">Duration:</text:span><text:span text:style-name="T6"> 1 round/level</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You can enchant an animal and direct it with simple commands such as “Attack,” “Run,” and “Fetch.” Suicidal or self-destructive commands (including an order to attack a creature two or more size categories larger than the </text:span><text:span text:style-name="T8">dominated </text:span><text:span text:style-name="T6">animal) are simply ignored.</text:span></text:p>
      <text:p text:style-name="P2"><text:span text:style-name="T8">Dominate animal </text:span><text:span text:style-name="T6">establishes a mental link between you and the subject creature. The animal can be directed by silent mental command as long as it remains in range. You need not see the creature to control it. You do not receive direct sensory input from the creature, but you know what it is experiencing. Because you are directing the animal with your own intelligence, it may be able to undertake actions normally beyond its own comprehension. You need not concentrate exclusively on controlling the creature unless you are trying to direct it to do something it normally couldn’t do. Changing your instructions or giving a </text:span><text:span text:style-name="T8">dominated </text:span><text:span text:style-name="T6">creature a new command is the equivalent of redirecting a spell, so it is a move action.</text:span></text:p>
      <text:p text:style-name="P4"/>
      <text:p text:style-name="P2"><text:span text:style-name="T5">Dominate Monster</text:span></text:p>
      <text:p text:style-name="P2"><text:span text:style-name="T6">Enchantment (Compulsion) [Mind-Affecting]</text:span></text:p>
      <text:p text:style-name="P2"><text:span text:style-name="T7">Level:</text:span><text:span text:style-name="T6"> Sor/Wiz 9</text:span></text:p>
      <text:p text:style-name="P2"><text:span text:style-name="T7">Target:</text:span><text:span text:style-name="T6"> One creature</text:span></text:p>
      <text:p text:style-name="P2"><text:span text:style-name="T6">This spell functions like </text:span><text:span text:style-name="T8">dominate person, </text:span><text:span text:style-name="T6">except that the spell is not restricted by creature type.</text:span></text:p>
      <text:p text:style-name="P4"/>
      <text:p text:style-name="P2"><text:span text:style-name="T5">Dominate Person</text:span></text:p>
      <text:p text:style-name="P2"><text:span text:style-name="T6">Enchantment (Compulsion) [Mind-Affecting]</text:span></text:p>
      <text:p text:style-name="P2"><text:span text:style-name="T7">Level:</text:span><text:span text:style-name="T6"> Brd 4, Sor/Wiz 5</text:span></text:p>
      <text:p text:style-name="P2"><text:span text:style-name="T7">Components:</text:span><text:span text:style-name="T6"> V, S</text:span></text:p>
      <text:p text:style-name="P2"><text:soft-page-break/><text:span text:style-name="T7">Casting Time:</text:span><text:span text:style-name="T6"> 1 round</text:span></text:p>
      <text:p text:style-name="P2"><text:span text:style-name="T7">Range:</text:span><text:span text:style-name="T6"> Close (25 ft. + 5 ft./2 levels)</text:span></text:p>
      <text:p text:style-name="P2"><text:span text:style-name="T7">Target:</text:span><text:span text:style-name="T6"> One humanoid</text:span></text:p>
      <text:p text:style-name="P2"><text:span text:style-name="T7">Duration:</text:span><text:span text:style-name="T6"> One day/level</text:span></text:p>
      <text:p text:style-name="P2"><text:span text:style-name="T7">Saving Throw: </text:span><text:span text:style-name="T6">Will negates</text:span></text:p>
      <text:p text:style-name="P2"><text:span text:style-name="T7">Spell Resistance:</text:span><text:span text:style-name="T6"> Yes</text:span></text:p>
      <text:p text:style-name="P2"><text:span text:style-name="T6">You can control the actions of any humanoid creature through a telepathic link that you establish with the subject’s mind.</text:span></text:p>
      <text:p text:style-name="P2"><text:span text:style-name="T6">If you and the subject have a common language, you can generally force the subject to perform as you desire, within the limits of its abilities. If no common language exists, you can communicate only basic commands, such as “Come here,” “Go there,” “Fight,” and “Stand still.” You know what the subject is experiencing, but you do not receive direct sensory input from it, nor can it communicate with you telepathically.</text:span></text:p>
      <text:p text:style-name="P2"><text:span text:style-name="T6">Once you have given a </text:span><text:span text:style-name="T8">dominated </text:span><text:span text:style-name="T6">creature a command, it continues to attempt to carry out that command to the exclusion of all other activities except those necessary for day-to-day survival (such as sleeping, eating, and so forth). Because of this limited range of activity, a Sense Motive check against DC 15 (rather than DC 25) can determine that the subject’s behavior is being influenced by an enchantment effect (see the Sense Motive skill description).</text:span></text:p>
      <text:p text:style-name="P2"><text:span text:style-name="T6">Changing your instructions or giving a </text:span><text:span text:style-name="T8">dominated </text:span><text:span text:style-name="T6">creature a new command is the equivalent of redirecting a spell, so it is a move action.</text:span></text:p>
      <text:p text:style-name="P2"><text:span text:style-name="T6">By concentrating fully on the spell (a standard action), you can receive full sensory input as interpreted by the mind of the subject, though it still can’t communicate with you. You can’t actually see through the subject’s eyes, so it’s not as good as being there yourself, but you still get a good idea of what’s going on.</text:span></text:p>
      <text:p text:style-name="P2"><text:span text:style-name="T6">Subjects resist this control, and any subject forced to take actions against its nature receives a new saving throw with a +2 bonus. Obviously self-destructive orders are not carried out. Once control is established, the range at which it can be exercised is unlimited, as long as you and the subject are on the same plane. You need not see the subject to control it.</text:span></text:p>
      <text:p text:style-name="P2"><text:span text:style-name="T6">If you don’t spend at least 1 round concentrating on the spell each day, the subject receives a new saving throw to throw off the domination.</text:span></text:p>
      <text:p text:style-name="P2"><text:span text:style-name="T8">Protection from evil </text:span><text:span text:style-name="T6">or a similar spell can prevent you from exercising control or using the telepathic link while the subject is so warded, but such an effect neither prevents the establishment of domination nor dispels it.</text:span></text:p>
      <text:p text:style-name="P4"/>
      <text:p text:style-name="P2"><text:span text:style-name="T5">Doom</text:span></text:p>
      <text:p text:style-name="P2"><text:span text:style-name="T6">Necromancy [Fear, Mind-Affecting]</text:span></text:p>
      <text:p text:style-name="P2"><text:span text:style-name="T7">Level:</text:span><text:span text:style-name="T6"> Clr 1</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 </text:span><text:span text:style-name="T6">Medium (100 ft. + 10 ft./level)</text:span></text:p>
      <text:p text:style-name="P2"><text:span text:style-name="T7">Target:</text:span><text:span text:style-name="T6"> One living creature</text:span></text:p>
      <text:p text:style-name="P2"><text:span text:style-name="T7">Duration:</text:span><text:span text:style-name="T6"> 1 min./level</text:span></text:p>
      <text:p text:style-name="P2"><text:span text:style-name="T7">Saving Throw: </text:span><text:span text:style-name="T6">Will negates</text:span></text:p>
      <text:p text:style-name="P2"><text:soft-page-break/><text:span text:style-name="T7">Spell Resistance:</text:span><text:span text:style-name="T6"> Yes</text:span></text:p>
      <text:p text:style-name="P2"><text:span text:style-name="T6">This spell fills a single subject with a feeling of horrible dread that causes it to become shaken.</text:span></text:p>
      <text:p text:style-name="P4"/>
      <text:p text:style-name="P2"><text:span text:style-name="T5">Dream</text:span></text:p>
      <text:p text:style-name="P2"><text:span text:style-name="T6">Illusion (Phantasm) [Mind-Affecting]</text:span></text:p>
      <text:p text:style-name="P2"><text:span text:style-name="T7">Level:</text:span><text:span text:style-name="T6"> Brd 5, Sor/Wiz 5</text:span></text:p>
      <text:p text:style-name="P2"><text:span text:style-name="T7">Components:</text:span><text:span text:style-name="T6"> V, S</text:span></text:p>
      <text:p text:style-name="P2"><text:span text:style-name="T7">Casting Time:</text:span><text:span text:style-name="T6"> 1 minute</text:span></text:p>
      <text:p text:style-name="P2"><text:span text:style-name="T7">Range:</text:span><text:span text:style-name="T6"> Unlimited</text:span></text:p>
      <text:p text:style-name="P2"><text:span text:style-name="T7">Target:</text:span><text:span text:style-name="T6"> One living creature touched</text:span></text:p>
      <text:p text:style-name="P2"><text:span text:style-name="T7">Duration:</text:span><text:span text:style-name="T6"> See text</text:span></text:p>
      <text:p text:style-name="P2"><text:span text:style-name="T7">Saving Throw:</text:span><text:span text:style-name="T6"> None</text:span></text:p>
      <text:p text:style-name="P2"><text:span text:style-name="T7">Spell Resistance:</text:span><text:span text:style-name="T6"> Yes</text:span></text:p>
      <text:p text:style-name="P2"><text:span text:style-name="T6">You, or a messenger touched by you, sends a phantasmal message to others in the form of a dream. At the beginning of the spell, you must name the recipient or identify him or her by some title that leaves no doubt as to identity. The messenger then enters a trance, appears in the intended recipient’s dream, and delivers the message. The message can be of any length, and the recipient remembers it perfectly upon waking. The communication is one-way. The recipient cannot ask questions or offer information, nor can the messenger gain any information by observing the dreams of the recipient.</text:span></text:p>
      <text:p text:style-name="P2"><text:span text:style-name="T6">Once the message is delivered, the messenger’s mind returns instantly to its body. The duration of the spell is the time required for the messenger to enter the recipient’s dream and deliver the message.</text:span></text:p>
      <text:p text:style-name="P2"><text:span text:style-name="T6">If the recipient is awake when the spell begins, the messenger can choose to wake up (ending the spell) or remain in the trance. The messenger can remain in the trance until the recipient goes to sleep, then enter the recipient’s dream and deliver the message as normal. A messenger that is disturbed during the trance comes awake, ending the spell.</text:span></text:p>
      <text:p text:style-name="P2"><text:span text:style-name="T6">Creatures who don’t sleep (such as elves, but not half-elves) or don’t dream cannot be contacted by this spell.</text:span></text:p>
      <text:p text:style-name="P2"><text:span text:style-name="T6">The messenger is unaware of its own surroundings or of the activities around it while in the trance. It is defenseless both physically and mentally (always fails any saving throw) while in the trance.</text:span></text:p>
      <text:p text:style-name="P4"/>
      <text:p text:style-name="P2"><text:span text:style-name="T5">Eagle’s Splendor</text:span></text:p>
      <text:p text:style-name="P2"><text:span text:style-name="T6">Transmutation</text:span></text:p>
      <text:p text:style-name="P2"><text:span text:style-name="T7">Level:</text:span><text:span text:style-name="T6"> Brd 2, Clr 2, Pal 2, Sor/Wiz 2</text:span></text:p>
      <text:p text:style-name="P2"><text:span text:style-name="T7">Components:</text:span><text:span text:style-name="T6"> V, S, M/DF</text:span></text:p>
      <text:p text:style-name="P2"><text:span text:style-name="T7">Casting Time:</text:span><text:span text:style-name="T6"> 1 standard action</text:span></text:p>
      <text:p text:style-name="P2"><text:soft-page-break/><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1 min./level</text:span></text:p>
      <text:p text:style-name="P2"><text:span text:style-name="T7">Saving Throw: </text:span><text:span text:style-name="T6">Will negates (harmless)</text:span></text:p>
      <text:p text:style-name="P2"><text:span text:style-name="T7">Spell Resistance:</text:span><text:span text:style-name="T6"> Yes</text:span></text:p>
      <text:p text:style-name="P2"><text:span text:style-name="T6">The transmuted creature becomes more poised, articulate, and personally forceful. The spell grants a +4 enhancement bonus to Charisma, adding the usual benefits to Charisma-based skill checks and other uses of the Charisma modifier. Sorcerers and bards (and other spellcasters who rely on Charisma) affected by this spell do not gain any additional bonus spells for the increased Charisma, but the save DCs for spells they cast while under this spell’s effect do increase.</text:span></text:p>
      <text:p text:style-name="P2"><text:span text:style-name="T8">Arcane Material Component: </text:span><text:span text:style-name="T6">A few feathers or a pinch of droppings from an eagle.</text:span></text:p>
      <text:p text:style-name="P4"/>
      <text:p text:style-name="P2"><text:span text:style-name="T5">Eagle’s Splendor, Mass</text:span></text:p>
      <text:p text:style-name="P2"><text:span text:style-name="T6">Transmutation</text:span></text:p>
      <text:p text:style-name="P2"><text:span text:style-name="T7">Level:</text:span><text:span text:style-name="T6"> Brd 6, Clr 6, Sor/Wiz 6</text:span></text:p>
      <text:p text:style-name="P2"><text:span text:style-name="T7">Range:</text:span><text:span text:style-name="T6"> Close (25 ft. + 5 ft./2 levels)</text:span></text:p>
      <text:p text:style-name="P2"><text:span text:style-name="T7">Target:</text:span><text:span text:style-name="T6"> One creature/level, no two of which can be more than 30 ft. apart</text:span></text:p>
      <text:p text:style-name="P2"><text:span text:style-name="T6">This spell functions like </text:span><text:span text:style-name="T8">eagle’s splendor</text:span><text:span text:style-name="T6">, except that it affects multiple creatures.</text:span></text:p>
      <text:p text:style-name="P4"/>
      <text:p text:style-name="P2"><text:span text:style-name="T5">Earthquake</text:span></text:p>
      <text:p text:style-name="P2"><text:span text:style-name="T6">Evocation [Earth]</text:span></text:p>
      <text:p text:style-name="P2"><text:span text:style-name="T7">Level:</text:span><text:span text:style-name="T6"> Clr 8, Destruction 8, Drd 8, Earth 7</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Long (400 ft. + 40 ft./level)</text:span></text:p>
      <text:p text:style-name="P2"><text:span text:style-name="T7">Area:</text:span><text:span text:style-name="T6"> 80-ft.-radius spread (S)</text:span></text:p>
      <text:p text:style-name="P2"><text:span text:style-name="T7">Duration:</text:span><text:span text:style-name="T6"> 1 round</text:span></text:p>
      <text:p text:style-name="P2"><text:span text:style-name="T7">Saving Throw:</text:span><text:span text:style-name="T6"> See text</text:span></text:p>
      <text:p text:style-name="P2"><text:soft-page-break/><text:span text:style-name="T7">Spell Resistance:</text:span><text:span text:style-name="T6"> No</text:span></text:p>
      <text:p text:style-name="P2"><text:span text:style-name="T6">When you cast </text:span><text:span text:style-name="T8">earthquake, </text:span><text:span text:style-name="T6">an intense but highly localized tremor rips the ground. The shock knocks creatures down, collapses structures, opens cracks in the ground, and more. The effect lasts for 1 round, during which time creatures on the ground can’t move or attack. A spellcaster on the ground must make a Concentration check (DC 20 + spell level) or lose any spell he or she tries to cast. The earthquake affects all terrain, vegetation, structures, and creatures in the area. The specific effect of an </text:span><text:span text:style-name="T8">earthquake </text:span><text:span text:style-name="T6">spell depends on the nature of the terrain where it is cast.</text:span></text:p>
      <text:p text:style-name="P2"><text:span text:style-name="T8">Cave, Cavern, or Tunnel: </text:span><text:span text:style-name="T6">The spell collapses the roof, dealing 8d6 points of bludgeoning damage to any creature caught under the cave-in (Reflex DC 15 half ) and pinning that creature beneath the rubble (see below). An </text:span><text:span text:style-name="T8">earthquake </text:span><text:span text:style-name="T6">cast on the roof of a very large cavern could also endanger those outside the actual area but below the falling debris.</text:span></text:p>
      <text:p text:style-name="P2"><text:span text:style-name="T8">Cliffs: Earthquake </text:span><text:span text:style-name="T6">causes a cliff to crumble, creating a landslide that travels horizontally as far as it fell vertically. Any creature in the path takes 8d6 points of bludgeoning damage (Reflex DC 15 half ) and is pinned beneath the rubble (see below).</text:span></text:p>
      <text:p text:style-name="P2"><text:span text:style-name="T8">Open Ground: </text:span><text:span text:style-name="T6">Each creature standing in the area must make a DC 15 Reflex save or fall down. Fissures open in the earth, and every creature on the ground has a 25% chance to fall into one (Reflex DC 20 to avoid a fissure). At the end of the spell, all fissures grind shut, killing any creatures still trapped within.</text:span></text:p>
      <text:p text:style-name="P2"><text:span text:style-name="T8">Structure: </text:span><text:span text:style-name="T6">Any structure standing on open ground takes 100 points of damage, enough to collapse a typical wooden or masonry building, but not a structure built of stone or reinforced masonry. Hardness does not reduce this damage, nor is it halved as damage dealt to objects normally is. Any creature caught inside a collapsing structure takes 8d6 points of bludgeoning damage (Reflex DC 15 half ) and is pinned beneath the rubble (see below).</text:span></text:p>
      <text:p text:style-name="P2"><text:span text:style-name="T8">River, Lake, or Marsh: </text:span><text:span text:style-name="T6">Fissures open underneath the water, draining away the water from that area and forming muddy ground. Soggy marsh or swampland becomes quicksand for the duration of the spell, sucking down creatures and structures. Each creature in the area must make a DC 15 Reflex save or sink down in the mud and quicksand. At the end of the spell, the rest of the body of water rushes in to replace the drained water, possibly drowning those caught in the mud.</text:span></text:p>
      <text:p text:style-name="P2"><text:span text:style-name="T8">Pinned beneath Rubble: </text:span><text:span text:style-name="T6">Any creature pinned beneath rubble takes 1d6 points of nonlethal damage per minute while pinned. If a pinned character falls unconscious, he or she must make a DC 15 Constitution check or take 1d6 points of lethal damage each minute thereafter until freed or dead.</text:span></text:p>
      <text:p text:style-name="P4"/>
      <text:p text:style-name="P2"><text:span text:style-name="T5">Elemental Swarm</text:span></text:p>
      <text:p text:style-name="P2"><text:span text:style-name="T6">Conjuration (Summoning) [see text]</text:span></text:p>
      <text:p text:style-name="P2"><text:span text:style-name="T7">Level:</text:span><text:span text:style-name="T6"> Air 9, Drd 9, Earth 9, Fire 9, Water 9</text:span></text:p>
      <text:p text:style-name="P2"><text:span text:style-name="T7">Components:</text:span><text:span text:style-name="T6"> V, S</text:span></text:p>
      <text:p text:style-name="P2"><text:span text:style-name="T7">Casting Time:</text:span><text:span text:style-name="T6"> 10 minutes</text:span></text:p>
      <text:p text:style-name="P2"><text:span text:style-name="T7">Range: </text:span><text:span text:style-name="T6">Medium (100 ft. + 10 ft./level)</text:span></text:p>
      <text:p text:style-name="P2"><text:span text:style-name="T7">Effect:</text:span><text:span text:style-name="T6"> Two or more summoned creatures, no two of which can be more than 30 ft. apart</text:span></text:p>
      <text:p text:style-name="P2"><text:span text:style-name="T7">Duration:</text:span><text:span text:style-name="T6"> 10 min./level (D)</text:span></text:p>
      <text:p text:style-name="P2"><text:span text:style-name="T7">Saving Throw:</text:span><text:span text:style-name="T6"> None</text:span></text:p>
      <text:p text:style-name="P2"><text:span text:style-name="T7">Spell Resistance:</text:span><text:span text:style-name="T6"> No</text:span></text:p>
      <text:p text:style-name="P2"><text:span text:style-name="T6">This spell opens a portal to an Elemental Plane and summons elementals from it. A druid can choose the plane (Air, Earth, Fire, or Water); a cleric opens a portal to the plane matching his domain.</text:span></text:p>
      <text:p text:style-name="P2"><text:span text:style-name="T6">When the spell is complete, 2d4 Large elementals appear. Ten minutes later, 1d4 Huge elementals appear. Ten minutes after that, one greater elemental appears. Each elemental has maximum hit points per HD. Once these creatures appear, they serve you for the duration of the spell.</text:span></text:p>
      <text:p text:style-name="P2"><text:span text:style-name="T6">The elementals obey you explicitly and never attack you, even if someone else manages to gain control over them. You do not need to concentrate to maintain control over the elementals. You can dismiss them singly or in groups at any time.</text:span></text:p>
      <text:p text:style-name="P2"><text:span text:style-name="T6">When you use a summoning spell to summon an air, earth, fire, or water creature, it is a spell of that type.</text:span></text:p>
      <text:p text:style-name="P4"/>
      <text:p text:style-name="P2"><text:soft-page-break/><text:span text:style-name="T5">Endure Elements</text:span></text:p>
      <text:p text:style-name="P2"><text:span text:style-name="T6">Abjuration</text:span></text:p>
      <text:p text:style-name="P2"><text:span text:style-name="T7">Level:</text:span><text:span text:style-name="T6"> Clr 1, Drd 1, Pal 1, Rgr 1, Sor/Wiz 1, Sun 1</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Creature touched</text:span></text:p>
      <text:p text:style-name="P2"><text:span text:style-name="T7">Duration:</text:span><text:span text:style-name="T6"> 24 hours</text:span></text:p>
      <text:p text:style-name="P2"><text:span text:style-name="T7">Saving Throw: </text:span><text:span text:style-name="T6">Will negates (harmless)</text:span></text:p>
      <text:p text:style-name="P2"><text:span text:style-name="T7">Spell Resistance:</text:span><text:span text:style-name="T6"> Yes (harmless)</text:span></text:p>
      <text:p text:style-name="P2"><text:span text:style-name="T6">A creature protected by </text:span><text:span text:style-name="T8">endure elements </text:span><text:span text:style-name="T6">suffers no harm from being in a hot or cold environment. It can exist comfortably in conditions between –50 and 140 degrees Fahrenheit without having to make Fortitude saves). The creature’s equipment is likewise protected.</text:span></text:p>
      <text:p text:style-name="P2"><text:span text:style-name="T8">Endure elements </text:span><text:span text:style-name="T6">doesn’t provide any protection from fire or cold damage, nor does it protect against other environmental hazards such as smoke, lack of air, and so forth.</text:span></text:p>
      <text:p text:style-name="P4"/>
      <text:p text:style-name="P2"><text:span text:style-name="T5">Energy Drain</text:span></text:p>
      <text:p text:style-name="P2"><text:span text:style-name="T6">Necromancy</text:span></text:p>
      <text:p text:style-name="P2"><text:span text:style-name="T7">Level:</text:span><text:span text:style-name="T6"> Clr 9, Sor/Wiz 9</text:span></text:p>
      <text:p text:style-name="P2"><text:span text:style-name="T7">Saving Throw:</text:span><text:span text:style-name="T6"> Fortitude partial; see text for </text:span><text:span text:style-name="T8">enervation</text:span></text:p>
      <text:p text:style-name="P2"><text:span text:style-name="T6">This spell functions like </text:span><text:span text:style-name="T8">enervation, </text:span><text:span text:style-name="T6">except that the creature struck gains 2d4 negative levels, and the negative levels last longer.</text:span></text:p>
      <text:p text:style-name="P2"><text:span text:style-name="T6">There is no saving throw to avoid gaining the negative levels, but 24 hours after gaining them, the subject must make a Fortitude saving throw (DC = </text:span><text:span text:style-name="T8">energy drain </text:span><text:span text:style-name="T6">spell’s save DC) for each negative level. If the save succeeds, that negative level is removed. If it fails, the negative level also goes away, but one of the subject’s character levels is permanently drained.</text:span></text:p>
      <text:p text:style-name="P2"><text:span text:style-name="T6">An undead creature struck by the ray gains 2d4x5 temporary hit points for 1 hour.</text:span></text:p>
      <text:p text:style-name="P4"/>
      <text:p text:style-name="P2"><text:span text:style-name="T5">Enervation</text:span></text:p>
      <text:p text:style-name="P2"><text:span text:style-name="T6">Necromancy</text:span></text:p>
      <text:p text:style-name="P2"><text:span text:style-name="T7">Level:</text:span><text:span text:style-name="T6"> Sor/Wiz 4</text:span></text:p>
      <text:p text:style-name="P2"><text:soft-page-break/><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Effect:</text:span><text:span text:style-name="T6"> Ray of negative energy</text:span></text:p>
      <text:p text:style-name="P2"><text:span text:style-name="T7">Duration:</text:span><text:span text:style-name="T6"> Instantaneous</text:span></text:p>
      <text:p text:style-name="P2"><text:span text:style-name="T7">Saving Throw:</text:span><text:span text:style-name="T6"> None</text:span></text:p>
      <text:p text:style-name="P2"><text:span text:style-name="T7">Spell Resistance:</text:span><text:span text:style-name="T6"> Yes</text:span></text:p>
      <text:p text:style-name="P2"><text:span text:style-name="T6">You point your finger and utter the incantation, releasing a black ray of crackling negative energy that suppresses the life force of any living creature it strikes. You must make a ranged touch attack to hit. If the attack succeeds, the subject gains 1d4 negative levels.</text:span></text:p>
      <text:p text:style-name="P2"><text:span text:style-name="T6">If the subject has at least as many negative levels as HD, it dies. Each negative level gives a creature a –1 penalty on attack rolls, saving throws, skill checks, ability checks, and effective level (for determining the power, duration, DC, and other details of spells or special abilities).</text:span></text:p>
      <text:p text:style-name="P2"><text:span text:style-name="T6">Additionally, a spellcaster loses one spell or spell slot from his or her highest available level. Negative levels stack.</text:span></text:p>
      <text:p text:style-name="P2"><text:span text:style-name="T6">Assuming the subject survives, it regains lost levels after a number of hours equal to your caster level (maximum 15 hours). Usually, negative levels have a chance of permanently draining the victim’s levels, but the negative levels from </text:span><text:span text:style-name="T8">enervation </text:span><text:span text:style-name="T6">don’t last long enough to do so.</text:span></text:p>
      <text:p text:style-name="P2"><text:span text:style-name="T6">An undead creature struck by the ray gains 1d4x5 temporary hit points for 1 hour.</text:span></text:p>
      <text:p text:style-name="P4"/>
      <text:p text:style-name="P2"><text:span text:style-name="T5">Enlarge Person</text:span></text:p>
      <text:p text:style-name="P2"><text:span text:style-name="T6">Transmutation</text:span></text:p>
      <text:p text:style-name="P2"><text:span text:style-name="T7">Level:</text:span><text:span text:style-name="T6"> Sor/Wiz 1, Strength 1</text:span></text:p>
      <text:p text:style-name="P2"><text:span text:style-name="T7">Components:</text:span><text:span text:style-name="T6"> V, S, M</text:span></text:p>
      <text:p text:style-name="P2"><text:span text:style-name="T7">Casting Time:</text:span><text:span text:style-name="T6"> 1 round</text:span></text:p>
      <text:p text:style-name="P2"><text:span text:style-name="T7">Range:</text:span><text:span text:style-name="T6"> Close (25 ft. + 5 ft./2 levels)</text:span></text:p>
      <text:p text:style-name="P2"><text:span text:style-name="T7">Target:</text:span><text:span text:style-name="T6"> One humanoid creature</text:span></text:p>
      <text:p text:style-name="P2"><text:span text:style-name="T7">Duration:</text:span><text:span text:style-name="T6"> 1 min./level (D)</text:span></text:p>
      <text:p text:style-name="P2"><text:span text:style-name="T7">Saving Throw:</text:span><text:span text:style-name="T6"> Fortitude negates</text:span></text:p>
      <text:p text:style-name="P2"><text:span text:style-name="T7">Spell Resistance:</text:span><text:span text:style-name="T6"> Yes</text:span></text:p>
      <text:p text:style-name="P2"><text:span text:style-name="T6">This spell causes instant growth of a humanoid creature, doubling its height and multiplying its weight by 8. This increase changes the creature’s size category to the next larger one. The target gains a +2 size bonus to Strength, a –2 size penalty to Dexterity (to a minimum of 1), and a –1 penalty on attack rolls and AC due to its increased size.</text:span></text:p>
      <text:p text:style-name="P2"><text:soft-page-break/><text:span text:style-name="T6">A humanoid creature whose size increases to Large has a space of 10 feet and a natural reach of 10 feet. This spell does not change the target’s speed.</text:span></text:p>
      <text:p text:style-name="P2"><text:span text:style-name="T6">If insufficient room is available for the desired growth, the creature attains the maximum possible size and may make a Strength check (using its increased Strength) to burst any enclosures in the process. If it fails, it is constrained without harm by the materials enclosing it— the spell cannot be used to crush a creature by increasing its size.</text:span></text:p>
      <text:p text:style-name="P2"><text:span text:style-name="T6">All equipment worn or carried by a creature is similarly enlarged by the spell. Melee and projectile weapons affected by this spell deal more damage. Other magical properties are not affected by this spell. Any </text:span><text:span text:style-name="T8">enlarged </text:span><text:span text:style-name="T6">item that leaves an </text:span><text:span text:style-name="T8">enlarged </text:span><text:span text:style-name="T6">creature’s possession (including a projectile or thrown weapon) instantly returns to its normal size. This means that thrown weapons deal their normal damage, and projectiles deal damage based on the size of the weapon that fired them. Magical properties of </text:span><text:span text:style-name="T8">enlarged </text:span><text:span text:style-name="T6">items are not increased by this spell.</text:span></text:p>
      <text:p text:style-name="P2"><text:span text:style-name="T6">Multiple magical effects that increase size do not stack,.</text:span></text:p>
      <text:p text:style-name="P2"><text:span text:style-name="T8">Enlarge person </text:span><text:span text:style-name="T6">counters and dispels </text:span><text:span text:style-name="T8">reduce person</text:span><text:span text:style-name="T6">.</text:span></text:p>
      <text:p text:style-name="P2"><text:span text:style-name="T8">Enlarge person </text:span><text:span text:style-name="T6">can be made permanent with a </text:span><text:span text:style-name="T8">permanency </text:span><text:span text:style-name="T6">spell.</text:span></text:p>
      <text:p text:style-name="P2"><text:span text:style-name="T8">Material Component: </text:span><text:span text:style-name="T6">A pinch of powdered iron.</text:span></text:p>
      <text:p text:style-name="P4"/>
      <text:p text:style-name="P2"><text:span text:style-name="T5">Enlarge Person, Mass</text:span></text:p>
      <text:p text:style-name="P2"><text:span text:style-name="T6">Transmutation</text:span></text:p>
      <text:p text:style-name="P2"><text:span text:style-name="T7">Level:</text:span><text:span text:style-name="T6"> Sor/Wiz 4</text:span></text:p>
      <text:p text:style-name="P2"><text:span text:style-name="T7">Target:</text:span><text:span text:style-name="T6"> One humanoid creature/level, no two of which can be more than 30 ft. apart</text:span></text:p>
      <text:p text:style-name="P2"><text:span text:style-name="T6">This spell functions like </text:span><text:span text:style-name="T8">enlarge person</text:span><text:span text:style-name="T6">, except that it affects multiple creatures.</text:span></text:p>
      <text:p text:style-name="P4"/>
      <text:p text:style-name="P2"><text:span text:style-name="T5">Entangle</text:span></text:p>
      <text:p text:style-name="P2"><text:span text:style-name="T6">Transmutation</text:span></text:p>
      <text:p text:style-name="P2"><text:span text:style-name="T7">Level:</text:span><text:span text:style-name="T6"> Drd 1, Plant 1, Rgr 1</text:span></text:p>
      <text:p text:style-name="P2"><text:span text:style-name="T7">Components:</text:span><text:span text:style-name="T6"> V, S, DF</text:span></text:p>
      <text:p text:style-name="P2"><text:span text:style-name="T7">Casting Time:</text:span><text:span text:style-name="T6"> 1 standard action</text:span></text:p>
      <text:p text:style-name="P2"><text:span text:style-name="T7">Range:</text:span><text:span text:style-name="T6"> Long (400 ft. + 40 ft./level)</text:span></text:p>
      <text:p text:style-name="P2"><text:span text:style-name="T7">Area:</text:span><text:span text:style-name="T6"> Plants in a 40-ft.-radius spread</text:span></text:p>
      <text:p text:style-name="P2"><text:span text:style-name="T7">Duration:</text:span><text:span text:style-name="T6"> 1 min./level (D)</text:span></text:p>
      <text:p text:style-name="P2"><text:span text:style-name="T7">Saving Throw:</text:span><text:span text:style-name="T6"> Reflex partial; see text</text:span></text:p>
      <text:p text:style-name="P2"><text:span text:style-name="T7">Spell Resistance:</text:span><text:span text:style-name="T6"> No</text:span></text:p>
      <text:p text:style-name="P2"><text:soft-page-break/><text:span text:style-name="T6">Grasses, weeds, bushes, and even trees wrap, twist, and entwine about creatures in the area or those that enter the area, holding them fast and causing them to become entangled. The creature can break free and move half its normal speed by using a full-round action to make a DC 20 Strength check or a DC 20 Escape Artist check. A creature that succeeds on a Reflex save is not entangled but can still move at only half speed through the area. Each round on your turn, the plants once again attempt to entangle all creatures that have avoided or escaped entanglement.</text:span></text:p>
      <text:p text:style-name="P2"><text:span text:style-name="T8">Note: </text:span><text:span text:style-name="T6">The effects of the spell may be altered somewhat, based on the nature of the entangling plants.</text:span></text:p>
      <text:p text:style-name="P4"/>
      <text:p text:style-name="P2"><text:span text:style-name="T5">Enthrall</text:span></text:p>
      <text:p text:style-name="P2"><text:span text:style-name="T6">Enchantment (Charm) [Language Dependent, Mind-Affecting, Sonic]</text:span></text:p>
      <text:p text:style-name="P2"><text:span text:style-name="T7">Level:</text:span><text:span text:style-name="T6"> Brd 2, Clr 2</text:span></text:p>
      <text:p text:style-name="P2"><text:span text:style-name="T7">Components:</text:span><text:span text:style-name="T6"> V, S</text:span></text:p>
      <text:p text:style-name="P2"><text:span text:style-name="T7">Casting Time:</text:span><text:span text:style-name="T6"> 1 round</text:span></text:p>
      <text:p text:style-name="P2"><text:span text:style-name="T7">Range: </text:span><text:span text:style-name="T6">Medium (100 ft. + 10 ft./level)</text:span></text:p>
      <text:p text:style-name="P2"><text:span text:style-name="T7">Targets:</text:span><text:span text:style-name="T6"> Any number of creatures</text:span></text:p>
      <text:p text:style-name="P2"><text:span text:style-name="T7">Duration:</text:span><text:span text:style-name="T6"> 1 hour or less</text:span></text:p>
      <text:p text:style-name="P2"><text:span text:style-name="T7">Saving Throw: </text:span><text:span text:style-name="T6">Will negates; see text</text:span></text:p>
      <text:p text:style-name="P2"><text:span text:style-name="T7">Spell Resistance:</text:span><text:span text:style-name="T6"> Yes</text:span></text:p>
      <text:p text:style-name="P2"><text:span text:style-name="T6">If you have the attention of a group of creatures, you can use this spell to hold them spellbound. To cast the spell, you must speak or sing without interruption for 1 full round. Thereafter, those affected give you their undivided attention, ignoring their surroundings. They are considered to have an attitude of friendly while under the effect of the spell. Any potentially affected creature of a race or religion unfriendly to yours gets a +4 bonus on the saving throw.</text:span></text:p>
      <text:p text:style-name="P2"><text:span text:style-name="T6">A creature with 4 or more HD or with a Wisdom score of 16 or higher remains aware of its surroundings and has an attitude of indifferent. It gains a new saving throw if it witnesses actions that it opposes.</text:span></text:p>
      <text:p text:style-name="P2"><text:span text:style-name="T6">The effect lasts as long as you speak or sing, to a maximum of 1 hour. Those </text:span><text:span text:style-name="T8">enthralled </text:span><text:span text:style-name="T6">by your words take no action while you speak or sing and for 1d3 rounds thereafter while they discuss the topic or performance. Those entering the area during the performance must also successfully save or become </text:span><text:span text:style-name="T8">enthralled. </text:span><text:span text:style-name="T6">The speech ends (but the 1d3-round delay still applies) if you lose concentration or do anything other than speak or sing.</text:span></text:p>
      <text:p text:style-name="P2"><text:span text:style-name="T6">If those not </text:span><text:span text:style-name="T8">enthralled </text:span><text:span text:style-name="T6">have unfriendly or hostile attitudes toward you, they can collectively make a Charisma check to try to end the spell by jeering and heckling. For this check, use the Charisma bonus of the creature with the highest Charisma in the group; others may make Charisma checks to assist. The heckling ends the spell if this check result beats your Charisma check result. Only one such challenge is allowed per use of the spell.</text:span></text:p>
      <text:p text:style-name="P2"><text:span text:style-name="T6">If any member of the audience is attacked or subjected to some other overtly hostile act, the spell ends and the previously </text:span><text:span text:style-name="T8">enthralled </text:span><text:span text:style-name="T6">members become immediately unfriendly toward you. Each creature with 4 or more HD or with a Wisdom score of 16 or higher becomes hostile.</text:span></text:p>
      <text:p text:style-name="P4"/>
      <text:p text:style-name="P2"><text:span text:style-name="T5">Entropic Shield</text:span></text:p>
      <text:p text:style-name="P2"><text:span text:style-name="T6">Abjuration</text:span></text:p>
      <text:p text:style-name="P2"><text:span text:style-name="T7">Level:</text:span><text:span text:style-name="T6"> Clr 1, Luck 1</text:span></text:p>
      <text:p text:style-name="P2"><text:span text:style-name="T7">Components:</text:span><text:span text:style-name="T6"> V, S</text:span></text:p>
      <text:p text:style-name="P2"><text:span text:style-name="T7">Casting Time:</text:span><text:span text:style-name="T6"> 1 standard action</text:span></text:p>
      <text:p text:style-name="P2"><text:soft-page-break/><text:span text:style-name="T7">Range:</text:span><text:span text:style-name="T6"> Personal</text:span></text:p>
      <text:p text:style-name="P2"><text:span text:style-name="T7">Target:</text:span><text:span text:style-name="T6"> You</text:span></text:p>
      <text:p text:style-name="P2"><text:span text:style-name="T7">Duration:</text:span><text:span text:style-name="T6"> 1 min./level (D)</text:span></text:p>
      <text:p text:style-name="P2"><text:span text:style-name="T6">A magical field appears around you, glowing with a chaotic blast of multicolored hues. This field deflects incoming arrows, rays, and other ranged attacks. Each ranged attack directed at you for which the attacker must make an attack roll has a 20% miss chance (similar to the effects of concealment). Other attacks that simply work at a distance are not affected.</text:span></text:p>
      <text:p text:style-name="P4"/>
      <text:p text:style-name="P2"><text:span text:style-name="T5">Erase</text:span></text:p>
      <text:p text:style-name="P2"><text:span text:style-name="T6">Transmutation</text:span></text:p>
      <text:p text:style-name="P2"><text:span text:style-name="T7">Level:</text:span><text:span text:style-name="T6"> Brd 1, Sor/Wiz 1</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pan text:style-name="T7">Target:</text:span><text:span text:style-name="T6"> One scroll or two pages</text:span></text:p>
      <text:p text:style-name="P2"><text:span text:style-name="T7">Duration:</text:span><text:span text:style-name="T6"> Instantaneous</text:span></text:p>
      <text:p text:style-name="P2"><text:span text:style-name="T7">Saving Throw:</text:span><text:span text:style-name="T6"> See text</text:span></text:p>
      <text:p text:style-name="P2"><text:span text:style-name="T7">Spell Resistance:</text:span><text:span text:style-name="T6"> No</text:span></text:p>
      <text:p text:style-name="P2"><text:span text:style-name="T8">Erase </text:span><text:span text:style-name="T6">removes writings of either magical or mundane nature from a scroll or from one or two pages of paper, parchment, or similar surfaces. With this spell, you can remove </text:span><text:span text:style-name="T8">explosive runes, </text:span><text:span text:style-name="T6">a </text:span><text:span text:style-name="T8">glyph of warding, </text:span><text:span text:style-name="T6">a </text:span><text:span text:style-name="T8">sepia snake sigil, </text:span><text:span text:style-name="T6">or an </text:span><text:span text:style-name="T8">arcane mark</text:span><text:span text:style-name="T6">, but not </text:span><text:span text:style-name="T8">illusory script </text:span><text:span text:style-name="T6">or a </text:span><text:span text:style-name="T8">symbol </text:span><text:span text:style-name="T6">spell. Nonmagical writing is automatically erased if you touch it and no one else is holding it. Otherwise, the chance of erasing nonmagical writing is 90%.</text:span></text:p>
      <text:p text:style-name="P2"><text:span text:style-name="T6">Magic writing must be touched to be erased, and you also must succeed on a caster level check (1d20 + caster level) against DC 15. (A natural 1 or 2 is always a failure on this check.) If you fail to erase </text:span><text:span text:style-name="T8">explosive runes</text:span><text:span text:style-name="T6">, a </text:span><text:span text:style-name="T8">glyph of warding</text:span><text:span text:style-name="T6">, or a </text:span><text:span text:style-name="T8">sepia snake sigil</text:span><text:span text:style-name="T6">, you accidentally activate that writing instead.</text:span></text:p>
      <text:p text:style-name="P4"/>
      <text:p text:style-name="P2"><text:span text:style-name="T5">Ethereal Jaunt</text:span></text:p>
      <text:p text:style-name="P2"><text:span text:style-name="T6">Transmutation</text:span></text:p>
      <text:p text:style-name="P2"><text:span text:style-name="T7">Level:</text:span><text:span text:style-name="T6"> Clr 7, Sor/Wiz 7</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Personal</text:span></text:p>
      <text:p text:style-name="P2"><text:soft-page-break/><text:span text:style-name="T7">Target:</text:span><text:span text:style-name="T6"> You</text:span></text:p>
      <text:p text:style-name="P2"><text:span text:style-name="T7">Duration:</text:span><text:span text:style-name="T6"> 1 round/level (D)</text:span></text:p>
      <text:p text:style-name="P2"><text:span text:style-name="T6">You become ethereal, along with your equipment. For the duration of the spell, you are in a place called the Ethereal Plane, which overlaps the normal, physical, Material Plane. When the spell expires, you return to material existence.</text:span></text:p>
      <text:p text:style-name="P2"><text:span text:style-name="T6">An ethereal creature is invisible, insubstantial, and capable of moving in any direction, even up or down, albeit at half normal speed. As an insubstantial creature, you can move through solid objects, including living creatures. An ethereal creature can see and hear on the Material Plane, but everything looks gray and ephemeral. Sight and hearing onto the Material Plane are limited to 60 feet.</text:span></text:p>
      <text:p text:style-name="P2"><text:span text:style-name="T6">Force effects and abjurations affect an ethereal creature normally. Their effects extend onto the Ethereal Plane from the Material Plane, but not vice versa. An ethereal creature can’t attack material creatures, and spells you cast while ethereal affect only other ethereal things. Certain material creatures or objects have attacks or effects that work on the Ethereal Plane.</text:span></text:p>
      <text:p text:style-name="P2"><text:span text:style-name="T6">Treat other ethereal creatures and ethereal objects as if they were material. </text:span></text:p>
      <text:p text:style-name="P2"><text:span text:style-name="T6">If you end the spell and become material while inside a material object (such as a solid wall), you are shunted off to the nearest open space and take 1d6 points of damage per 5 feet that you so travel.</text:span></text:p>
      <text:p text:style-name="P4"/>
      <text:p text:style-name="P2"><text:span text:style-name="T5">Etherealness</text:span></text:p>
      <text:p text:style-name="P2"><text:span text:style-name="T6">Transmutation</text:span></text:p>
      <text:p text:style-name="P2"><text:span text:style-name="T7">Level:</text:span><text:span text:style-name="T6"> Clr 9, Sor/Wiz 9</text:span></text:p>
      <text:p text:style-name="P2"><text:span text:style-name="T7">Range:</text:span><text:span text:style-name="T6"> Touch; see text</text:span></text:p>
      <text:p text:style-name="P2"><text:span text:style-name="T7">Targets:</text:span><text:span text:style-name="T6"> You and one other touched creature per three levels</text:span></text:p>
      <text:p text:style-name="P2"><text:span text:style-name="T7">Duration:</text:span><text:span text:style-name="T6"> 1 min./level (D)</text:span></text:p>
      <text:p text:style-name="P2"><text:span text:style-name="T7">Spell Resistance:</text:span><text:span text:style-name="T6"> Yes</text:span></text:p>
      <text:p text:style-name="P2"><text:span text:style-name="T6">This spell functions like </text:span><text:span text:style-name="T8">ethereal jaunt, </text:span><text:span text:style-name="T6">except that you and other willing creatures joined by linked hands (along with their equipment) become ethereal. Besides yourself, you can bring one creature per three caster levels to the Ethereal Plane. Once ethereal, the subjects need not stay together.</text:span></text:p>
      <text:p text:style-name="P2"><text:span text:style-name="T6">When the spell expires, all affected creatures on the Ethereal Plane return to material existence.</text:span></text:p>
      <text:p text:style-name="P4"/>
      <text:p text:style-name="P2"><text:span text:style-name="T5">Expeditious Retreat</text:span></text:p>
      <text:p text:style-name="P2"><text:span text:style-name="T6">Transmutation</text:span></text:p>
      <text:p text:style-name="P2"><text:span text:style-name="T7">Level:</text:span><text:span text:style-name="T6"> Brd 1, Sor/Wiz 1</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Personal</text:span></text:p>
      <text:p text:style-name="P2"><text:soft-page-break/><text:span text:style-name="T7">Target:</text:span><text:span text:style-name="T6"> You</text:span></text:p>
      <text:p text:style-name="P2"><text:span text:style-name="T7">Duration:</text:span><text:span text:style-name="T6"> 1 min./level (D)</text:span></text:p>
      <text:p text:style-name="P2"><text:span text:style-name="T6">This spell increases your base land speed by 30 feet. (This adjustment is treated as an enhancement bonus.) There is no effect on other modes of movement, such as burrow, climb, fly, or swim. As with any effect that increases your speed, this spell affects your jumping distance (see the Jump skill).</text:span></text:p>
      <text:p text:style-name="P4"/>
      <text:p text:style-name="P2"><text:span text:style-name="T5">Explosive Runes</text:span></text:p>
      <text:p text:style-name="P2"><text:span text:style-name="T6">Abjuration [Force]</text:span></text:p>
      <text:p text:style-name="P2"><text:span text:style-name="T7">Level:</text:span><text:span text:style-name="T6"> Sor/Wiz 3</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Touch</text:span></text:p>
      <text:p text:style-name="P2"><text:span text:style-name="T7">Target:</text:span><text:span text:style-name="T6"> One touched object weighing no more than 10 lb.</text:span></text:p>
      <text:p text:style-name="P2"><text:span text:style-name="T7">Duration:</text:span><text:span text:style-name="T6"> Permanent until discharged (D)</text:span></text:p>
      <text:p text:style-name="P2"><text:span text:style-name="T7">Saving Throw:</text:span><text:span text:style-name="T6"> See text</text:span></text:p>
      <text:p text:style-name="P2"><text:span text:style-name="T7">Spell Resistance:</text:span><text:span text:style-name="T6"> Yes</text:span></text:p>
      <text:p text:style-name="P2"><text:span text:style-name="T6">You trace these mystic runes upon a book, map, scroll, or similar object bearing written information. The </text:span><text:span text:style-name="T8">runes </text:span><text:span text:style-name="T6">detonate when read, dealing 6d6 points of force damage. Anyone next to the </text:span><text:span text:style-name="T8">runes </text:span><text:span text:style-name="T6">(close enough to read them) takes the full damage with no saving throw; any other creature within 10 feet of the </text:span><text:span text:style-name="T8">runes </text:span><text:span text:style-name="T6">is entitled to a Reflex save for half damage. The object on which the </text:span><text:span text:style-name="T8">runes </text:span><text:span text:style-name="T6">were written also takes full damage (no saving throw).</text:span></text:p>
      <text:p text:style-name="P2"><text:span text:style-name="T6">You and any characters you specifically instruct can read the protected writing without triggering the </text:span><text:span text:style-name="T8">runes. </text:span><text:span text:style-name="T6">Likewise, you can remove the </text:span><text:span text:style-name="T8">runes </text:span><text:span text:style-name="T6">whenever desired. Another creature can remove them with a successful </text:span><text:span text:style-name="T8">dispel magic </text:span><text:span text:style-name="T6">or </text:span><text:span text:style-name="T8">erase </text:span><text:span text:style-name="T6">spell, but attempting to dispel or erase the </text:span><text:span text:style-name="T8">runes </text:span><text:span text:style-name="T6">and failing to do so triggers the explosion.</text:span></text:p>
      <text:p text:style-name="P2"><text:span text:style-name="T8">Note: </text:span><text:span text:style-name="T6">Magic traps such as </text:span><text:span text:style-name="T8">explosive runes </text:span><text:span text:style-name="T6">are hard to detect and disable. A rogue (only) can use the Search skill to find the </text:span><text:span text:style-name="T8">runes </text:span><text:span text:style-name="T6">and Disable Device to thwart them. The DC in each case is 25 + spell level, or 28 for </text:span><text:span text:style-name="T8">explosive runes</text:span><text:span text:style-name="T6">.</text:span></text:p>
      <text:p text:style-name="P4"/>
      <text:p text:style-name="P2"><text:span text:style-name="T5">Eyebite</text:span></text:p>
      <text:p text:style-name="P2"><text:span text:style-name="T6">Necromancy [Evil]</text:span></text:p>
      <text:p text:style-name="P2"><text:span text:style-name="T7">Level:</text:span><text:span text:style-name="T6"> Brd 6, Sor/Wiz 6</text:span></text:p>
      <text:p text:style-name="P2"><text:span text:style-name="T7">Components:</text:span><text:span text:style-name="T6"> V, S</text:span></text:p>
      <text:p text:style-name="P2"><text:span text:style-name="T7">Casting Time:</text:span><text:span text:style-name="T6"> 1 standard action</text:span></text:p>
      <text:p text:style-name="P2"><text:span text:style-name="T7">Range:</text:span><text:span text:style-name="T6"> Close (25 ft. + 5 ft./2 levels)</text:span></text:p>
      <text:p text:style-name="P2"><text:soft-page-break/><text:span text:style-name="T7">Target:</text:span><text:span text:style-name="T6"> One living creature</text:span></text:p>
      <text:p text:style-name="P2"><text:span text:style-name="T7">Duration:</text:span><text:span text:style-name="T6"> 1 round per three levels; see text</text:span></text:p>
      <text:p text:style-name="P2"><text:span text:style-name="T7">Saving Throw:</text:span><text:span text:style-name="T6"> Fortitude negates</text:span></text:p>
      <text:p text:style-name="P2"><text:span text:style-name="T7">Spell Resistance:</text:span><text:span text:style-name="T6"> Yes</text:span></text:p>
      <text:p text:style-name="P2"><text:span text:style-name="T6">Each round, you may target a single living creature, striking it with waves of evil power. Depending on the target’s HD, this attack has as many as three effects.</text:span></text:p>
      <table:table table:name="Table8" table:style-name="Table8">
        <table:table-column table:style-name="Table8.A"/>
        <table:table-column table:style-name="Table8.B"/>
        <table:table-row table:style-name="Table8.1">
          <table:table-cell table:style-name="Table8.A1" office:value-type="string">
            <text:h text:style-name="P10" text:outline-level="2"><text:span text:style-name="T2">HD</text:span></text:h>
          </table:table-cell>
          <table:table-cell table:style-name="Table8.A1" office:value-type="string">
            <text:h text:style-name="P10" text:outline-level="2"><text:span text:style-name="T2">Effect</text:span></text:h>
          </table:table-cell>
        </table:table-row>
        <table:table-row table:style-name="Table8.1">
          <table:table-cell table:style-name="Table8.A2" office:value-type="string">
            <text:p text:style-name="P8"><text:span text:style-name="T6">10 or more</text:span></text:p>
          </table:table-cell>
          <table:table-cell table:style-name="Table8.A2" office:value-type="string">
            <text:p text:style-name="P8"><text:span text:style-name="T6">Sickened</text:span></text:p>
          </table:table-cell>
        </table:table-row>
        <table:table-row table:style-name="Table8.1">
          <table:table-cell table:style-name="Table8.A2" office:value-type="string">
            <text:p text:style-name="P2"><text:span text:style-name="T6">5–9</text:span></text:p>
          </table:table-cell>
          <table:table-cell table:style-name="Table8.A2" office:value-type="string">
            <text:p text:style-name="P2"><text:span text:style-name="T6">Panicked, sickened</text:span></text:p>
          </table:table-cell>
        </table:table-row>
        <table:table-row table:style-name="Table8.1">
          <table:table-cell table:style-name="Table8.A4" office:value-type="string">
            <text:p text:style-name="P8"><text:span text:style-name="T6">4 or less</text:span></text:p>
          </table:table-cell>
          <table:table-cell table:style-name="Table8.A4" office:value-type="string">
            <text:p text:style-name="P8"><text:span text:style-name="T6">Comatose, panicked, sickened</text:span></text:p>
          </table:table-cell>
        </table:table-row>
      </table:table>
      <text:p text:style-name="P2"><text:span text:style-name="T6">The effects are cumulative and concurrent.</text:span></text:p>
      <text:p text:style-name="P2"><text:span text:style-name="T8">Sickened: </text:span><text:span text:style-name="T6">Sudden pain and fever sweeps over the subject’s body. A sickened creature takes a –2 penalty on attack rolls, weapon damage rolls, saving throws, skill checks, and ability checks. A creature affected by this spell remains sickened for 10 minutes per caster level. The effects cannot be negated by a </text:span><text:span text:style-name="T8">remove disease </text:span><text:span text:style-name="T6">or </text:span><text:span text:style-name="T8">heal </text:span><text:span text:style-name="T6">spell, but a </text:span><text:span text:style-name="T8">remove curse </text:span><text:span text:style-name="T6">is effective.</text:span></text:p>
      <text:p text:style-name="P2"><text:span text:style-name="T8">Panicked: </text:span><text:span text:style-name="T6">The subject becomes panicked for 1d4 rounds. Even after the panic ends, the creature remains shaken for 10 minutes per caster level, and it automatically becomes panicked again if it comes within sight of you during that time. This is a fear effect.</text:span></text:p>
      <text:p text:style-name="P2"><text:span text:style-name="T8">Comatose: </text:span><text:span text:style-name="T6">The subject falls into a catatonic coma for 10 minutes per caster level. During this time, it cannot be awakened by any means short of dispelling the effect. This is not a </text:span><text:span text:style-name="T8">sleep </text:span><text:span text:style-name="T6">effect, and thus elves are not immune to it.</text:span></text:p>
      <text:p text:style-name="P2"><text:span text:style-name="T6">The spell lasts for 1 round per three caster levels. You must spend a move action each round after the first to target a fo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ncing Lights</dc:title>
    <meta:initial-creator>AKSmith</meta:initial-creator>
    <meta:creation-date>2003-07-01T14:00:00</meta:creation-date>
    <dc:date>2003-10-22T13:16:00</dc:date>
    <meta:editing-cycles>4</meta:editing-cycles>
    <meta:editing-duration>PT2S</meta:editing-duration>
    <meta:document-statistic meta:table-count="8" meta:image-count="0" meta:object-count="0" meta:page-count="41" meta:paragraph-count="973" meta:word-count="12232" meta:character-count="71497" meta:non-whitespace-character-count="60249"/>
    <meta:generator>LibreOffice/6.1.5.2$Linux_X86_64 LibreOffice_project/10$Build-2</meta:generator>
    <meta:user-defined meta:name="Company">Wizards of the Coast</meta:user-defined>
    <meta:user-defined meta:name="Operator">AKSmith</meta:user-defined>
  </office:meta>
</office:document-meta>
</file>